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7.4mm"/>
    </style:style>
    <style:style style:name="co3" style:family="table-column">
      <style:table-column-properties fo:break-before="auto" style:column-width="56.09mm"/>
    </style:style>
    <style:style style:name="co4" style:family="table-column">
      <style:table-column-properties fo:break-before="auto" style:column-width="10.04mm"/>
    </style:style>
    <style:style style:name="co5" style:family="table-column">
      <style:table-column-properties fo:break-before="auto" style:column-width="77.73mm"/>
    </style:style>
    <style:style style:name="co6" style:family="table-column">
      <style:table-column-properties fo:break-before="auto" style:column-width="41.38mm"/>
    </style:style>
    <style:style style:name="co7" style:family="table-column">
      <style:table-column-properties fo:break-before="auto" style:column-width="62.76mm"/>
    </style:style>
    <style:style style:name="co8" style:family="table-column">
      <style:table-column-properties fo:break-before="auto" style:column-width="54.15mm"/>
    </style:style>
    <style:style style:name="co9" style:family="table-column">
      <style:table-column-properties fo:break-before="auto" style:column-width="9.47mm"/>
    </style:style>
    <style:style style:name="co10" style:family="table-column">
      <style:table-column-properties fo:break-before="auto" style:column-width="46.37mm"/>
    </style:style>
    <style:style style:name="co11" style:family="table-column">
      <style:table-column-properties fo:break-before="auto" style:column-width="86.34mm"/>
    </style:style>
    <style:style style:name="co12" style:family="table-column">
      <style:table-column-properties fo:break-before="auto" style:column-width="28.86mm"/>
    </style:style>
    <style:style style:name="co13" style:family="table-column">
      <style:table-column-properties fo:break-before="auto" style:column-width="65.53mm"/>
    </style:style>
    <style:style style:name="co14" style:family="table-column">
      <style:table-column-properties fo:break-before="auto" style:column-width="60.54mm"/>
    </style:style>
    <style:style style:name="co15" style:family="table-column">
      <style:table-column-properties fo:break-before="auto" style:column-width="25.01mm"/>
    </style:style>
    <style:style style:name="co16" style:family="table-column">
      <style:table-column-properties fo:break-before="auto" style:column-width="78.02mm"/>
    </style:style>
    <style:style style:name="co17" style:family="table-column">
      <style:table-column-properties fo:break-before="auto" style:column-width="15.31mm"/>
    </style:style>
    <style:style style:name="co18" style:family="table-column">
      <style:table-column-properties fo:break-before="auto" style:column-width="62.19mm"/>
    </style:style>
    <style:style style:name="co19" style:family="table-column">
      <style:table-column-properties fo:break-before="auto" style:column-width="48.05mm"/>
    </style:style>
    <style:style style:name="co20" style:family="table-column">
      <style:table-column-properties fo:break-before="auto" style:column-width="83.29mm"/>
    </style:style>
    <style:style style:name="co21" style:family="table-column">
      <style:table-column-properties fo:break-before="auto" style:column-width="88mm"/>
    </style:style>
    <style:style style:name="co22" style:family="table-column">
      <style:table-column-properties fo:break-before="auto" style:column-width="60.82mm"/>
    </style:style>
    <style:style style:name="co23" style:family="table-column">
      <style:table-column-properties fo:break-before="auto" style:column-width="39.16mm"/>
    </style:style>
    <style:style style:name="co24" style:family="table-column">
      <style:table-column-properties fo:break-before="auto" style:column-width="37.78mm"/>
    </style:style>
    <style:style style:name="co25" style:family="table-column">
      <style:table-column-properties fo:break-before="auto" style:column-width="84.12mm"/>
    </style:style>
    <style:style style:name="co26" style:family="table-column">
      <style:table-column-properties fo:break-before="auto" style:column-width="50.54mm"/>
    </style:style>
    <style:style style:name="co27" style:family="table-column">
      <style:table-column-properties fo:break-before="auto" style:column-width="43.6mm"/>
    </style:style>
    <style:style style:name="co28" style:family="table-column">
      <style:table-column-properties fo:break-before="auto" style:column-width="36.95mm"/>
    </style:style>
    <style:style style:name="co29" style:family="table-column">
      <style:table-column-properties fo:break-before="auto" style:column-width="27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&gt;36" style:apply-style-name="Untitled1" style:base-cell-address="motorStatus.F1"/>
    </style:style>
    <style:style style:name="ce4" style:family="table-cell" style:parent-style-name="Default">
      <style:map style:condition="cell-content()&gt;36" style:apply-style-name="Untitled1" style:base-cell-address="motorStatus.F1"/>
    </style:style>
    <style:style style:name="ce5" style:family="table-cell" style:parent-style-name="Default">
      <style:map style:condition="cell-content()&gt;36" style:apply-style-name="Untitled1" style:base-cell-address="motorStatus.F1"/>
    </style:style>
    <style:style style:name="ce6" style:family="table-cell" style:parent-style-name="Default">
      <style:map style:condition="cell-content()&gt;36" style:apply-style-name="Untitled1" style:base-cell-address="motorStatus.F1"/>
    </style:style>
    <style:style style:name="ce7" style:family="table-cell" style:parent-style-name="Default">
      <style:map style:condition="cell-content()&gt;36" style:apply-style-name="Untitled1" style:base-cell-address="motorStatus.F1"/>
    </style:style>
    <style:style style:name="ce8" style:family="table-cell" style:parent-style-name="Default">
      <style:map style:condition="cell-content()&gt;36" style:apply-style-name="Untitled1" style:base-cell-address="motorStatus.F1"/>
    </style:style>
    <style:style style:name="ta_extref" style:family="table">
      <style:table-properties table:display="false"/>
    </style:style>
  </office:automatic-styles>
  <office:body>
    <office:spreadsheet>
      <table:table table:name="motorStatu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3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Record type</text:p>
          </table:table-cell>
          <table:table-cell table:style-name="ce1" office:value-type="string">
            <text:p>Original name (please don't edit)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se</text:p>
          </table:table-cell>
          <table:table-cell table:style-name="ce2" office:value-type="string">
            <text:p>Example instance</text:p>
          </table:table-cell>
          <table:table-cell table:style-name="ce1" office:value-type="string">
            <text:p>Length</text:p>
          </table:table-cell>
          <table:table-cell table:style-name="ce2" office:value-type="string">
            <text:p>Suggested new name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asyn</text:p>
          </table:table-cell>
          <table:table-cell office:value-type="string">
            <text:p>$(SYS){$(DEV)}Asyn:I10-Cmd</text:p>
          </table:table-cell>
          <table:table-cell office:value-type="string">
            <text:p>Get I10 scaling factor</text:p>
          </table:table-cell>
          <table:table-cell office:value-type="string">
            <text:p>P</text:p>
          </table:table-cell>
          <table:table-cell table:formula="of:=SUBSTITUTE(SUBSTITUTE([.B2];&quot;$(SYS)&quot;;&quot;SR:C23-ID:G1A&quot;;1);&quot;$(DEV)&quot;;&quot;EPU:1-Ax:TU&quot;;1)" office:value-type="string" office:string-value="SR:C23-ID:G1A{EPU:1-Ax:TU}Asyn:I10-Cmd">
            <text:p>SR:C23-ID:G1A{EPU:1-Ax:TU}Asyn:I10-Cmd</text:p>
          </table:table-cell>
          <table:table-cell table:formula="of:=LEN([.E2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asyn</text:p>
          </table:table-cell>
          <table:table-cell office:value-type="string">
            <text:p>$(SYS){$(DEV)}Asyn:Sts-Sts</text:p>
          </table:table-cell>
          <table:table-cell office:value-type="string">
            <text:p>Query motor status</text:p>
          </table:table-cell>
          <table:table-cell office:value-type="string">
            <text:p>AUX</text:p>
          </table:table-cell>
          <table:table-cell table:formula="of:=SUBSTITUTE(SUBSTITUTE([.B3];&quot;$(SYS)&quot;;&quot;SR:C23-ID:G1A&quot;;1);&quot;$(DEV)&quot;;&quot;EPU:1-Ax:TU&quot;;1)" office:value-type="string" office:string-value="SR:C23-ID:G1A{EPU:1-Ax:TU}Asyn:Sts-Sts">
            <text:p>SR:C23-ID:G1A{EPU:1-Ax:TU}Asyn:Sts-Sts</text:p>
          </table:table-cell>
          <table:table-cell table:formula="of:=LEN([.E3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asyn</text:p>
          </table:table-cell>
          <table:table-cell office:value-type="string">
            <text:p>$(SYS){$(DEV)}Asyn:Act-Cmd</text:p>
          </table:table-cell>
          <table:table-cell office:value-type="string">
            <text:p>Activate motor</text:p>
          </table:table-cell>
          <table:table-cell office:value-type="string">
            <text:p>P</text:p>
          </table:table-cell>
          <table:table-cell table:formula="of:=SUBSTITUTE(SUBSTITUTE([.B4];&quot;$(SYS)&quot;;&quot;SR:C23-ID:G1A&quot;;1);&quot;$(DEV)&quot;;&quot;EPU:1-Ax:TU&quot;;1)" office:value-type="string" office:string-value="SR:C23-ID:G1A{EPU:1-Ax:TU}Asyn:Act-Cmd">
            <text:p>SR:C23-ID:G1A{EPU:1-Ax:TU}Asyn:Act-Cmd</text:p>
          </table:table-cell>
          <table:table-cell table:formula="of:=LEN([.E4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asyn</text:p>
          </table:table-cell>
          <table:table-cell office:value-type="string">
            <text:p>$(SYS){$(DEV)}Asyn:ClLoop-Cmd</text:p>
          </table:table-cell>
          <table:table-cell office:value-type="string">
            <text:p>Close motor loop</text:p>
          </table:table-cell>
          <table:table-cell office:value-type="string">
            <text:p>P</text:p>
          </table:table-cell>
          <table:table-cell table:formula="of:=SUBSTITUTE(SUBSTITUTE([.B5];&quot;$(SYS)&quot;;&quot;SR:C23-ID:G1A&quot;;1);&quot;$(DEV)&quot;;&quot;EPU:1-Ax:TU&quot;;1)" office:value-type="string" office:string-value="SR:C23-ID:G1A{EPU:1-Ax:TU}Asyn:ClLoop-Cmd">
            <text:p>SR:C23-ID:G1A{EPU:1-Ax:TU}Asyn:ClLoop-Cmd</text:p>
          </table:table-cell>
          <table:table-cell table:formula="of:=LEN([.E5])" office:value-type="float" office:value="41">
            <text:p>41</text:p>
          </table:table-cell>
          <table:table-cell table:number-columns-repeated="1018"/>
        </table:table-row>
        <table:table-row table:style-name="ro1">
          <table:table-cell office:value-type="string">
            <text:p>asyn</text:p>
          </table:table-cell>
          <table:table-cell office:value-type="string">
            <text:p>$(SYS){$(DEV)}Asyn:KillMtr-Cmd</text:p>
          </table:table-cell>
          <table:table-cell office:value-type="string">
            <text:p>Kill motor</text:p>
          </table:table-cell>
          <table:table-cell office:value-type="string">
            <text:p>P</text:p>
          </table:table-cell>
          <table:table-cell table:formula="of:=SUBSTITUTE(SUBSTITUTE([.B6];&quot;$(SYS)&quot;;&quot;SR:C23-ID:G1A&quot;;1);&quot;$(DEV)&quot;;&quot;EPU:1-Ax:TU&quot;;1)" office:value-type="string" office:string-value="SR:C23-ID:G1A{EPU:1-Ax:TU}Asyn:KillMtr-Cmd">
            <text:p>SR:C23-ID:G1A{EPU:1-Ax:TU}Asyn:KillMtr-Cmd</text:p>
          </table:table-cell>
          <table:table-cell table:formula="of:=LEN([.E6])" office:value-type="float" office:value="42">
            <text:p>42</text:p>
          </table:table-cell>
          <table:table-cell table:number-columns-repeated="1018"/>
        </table:table-row>
        <table:table-row table:style-name="ro1">
          <table:table-cell office:value-type="string">
            <text:p>asyn</text:p>
          </table:table-cell>
          <table:table-cell office:value-type="string">
            <text:p>$(SYS){$(DEV)}Asyn:Vel-Rb</text:p>
          </table:table-cell>
          <table:table-cell office:value-type="string">
            <text:p>Get actual velocity</text:p>
          </table:table-cell>
          <table:table-cell office:value-type="string">
            <text:p>AUX</text:p>
          </table:table-cell>
          <table:table-cell table:formula="of:=SUBSTITUTE(SUBSTITUTE([.B7];&quot;$(SYS)&quot;;&quot;SR:C23-ID:G1A&quot;;1);&quot;$(DEV)&quot;;&quot;EPU:1-Ax:TU&quot;;1)" office:value-type="string" office:string-value="SR:C23-ID:G1A{EPU:1-Ax:TU}Asyn:Vel-Rb">
            <text:p>SR:C23-ID:G1A{EPU:1-Ax:TU}Asyn:Vel-Rb</text:p>
          </table:table-cell>
          <table:table-cell table:formula="of:=LEN([.E7])" office:value-type="float" office:value="37">
            <text:p>37</text:p>
          </table:table-cell>
          <table:table-cell table:number-columns-repeated="1018"/>
        </table:table-row>
        <table:table-row table:style-name="ro1">
          <table:table-cell office:value-type="string">
            <text:p>asyn</text:p>
          </table:table-cell>
          <table:table-cell office:value-type="string">
            <text:p>$(SYS){$(DEV)}Asyn:FollEr-Rb</text:p>
          </table:table-cell>
          <table:table-cell office:value-type="string">
            <text:p>Get motor following error status</text:p>
          </table:table-cell>
          <table:table-cell office:value-type="string">
            <text:p>AUX</text:p>
          </table:table-cell>
          <table:table-cell table:formula="of:=SUBSTITUTE(SUBSTITUTE([.B8];&quot;$(SYS)&quot;;&quot;SR:C23-ID:G1A&quot;;1);&quot;$(DEV)&quot;;&quot;EPU:1-Ax:TU&quot;;1)" office:value-type="string" office:string-value="SR:C23-ID:G1A{EPU:1-Ax:TU}Asyn:FollEr-Rb">
            <text:p>SR:C23-ID:G1A{EPU:1-Ax:TU}Asyn:FollEr-Rb</text:p>
          </table:table-cell>
          <table:table-cell table:formula="of:=LEN([.E8])" office:value-type="float" office:value="40">
            <text:p>40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LoopM-Sts</text:p>
          </table:table-cell>
          <table:table-cell office:value-type="string">
            <text:p>Open loop mode</text:p>
          </table:table-cell>
          <table:table-cell office:value-type="string">
            <text:p>R</text:p>
          </table:table-cell>
          <table:table-cell table:formula="of:=SUBSTITUTE(SUBSTITUTE([.B9];&quot;$(SYS)&quot;;&quot;SR:C23-ID:G1A&quot;;1);&quot;$(DEV)&quot;;&quot;EPU:1-Ax:TU&quot;;1)" office:value-type="string" office:string-value="SR:C23-ID:G1A{EPU:1-Ax:TU}Sw:LoopM-Sts">
            <text:p>SR:C23-ID:G1A{EPU:1-Ax:TU}Sw:LoopM-Sts</text:p>
          </table:table-cell>
          <table:table-cell table:formula="of:=LEN([.E9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InPos-Sts</text:p>
          </table:table-cell>
          <table:table-cell office:value-type="string">
            <text:p>In position</text:p>
          </table:table-cell>
          <table:table-cell office:value-type="string">
            <text:p>R</text:p>
          </table:table-cell>
          <table:table-cell table:formula="of:=SUBSTITUTE(SUBSTITUTE([.B10];&quot;$(SYS)&quot;;&quot;SR:C23-ID:G1A&quot;;1);&quot;$(DEV)&quot;;&quot;EPU:1-Ax:TU&quot;;1)" office:value-type="string" office:string-value="SR:C23-ID:G1A{EPU:1-Ax:TU}Sw:InPos-Sts">
            <text:p>SR:C23-ID:G1A{EPU:1-Ax:TU}Sw:InPos-Sts</text:p>
          </table:table-cell>
          <table:table-cell table:formula="of:=LEN([.E10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WFoEr-Sts</text:p>
          </table:table-cell>
          <table:table-cell office:value-type="string">
            <text:p>Warning following error</text:p>
          </table:table-cell>
          <table:table-cell office:value-type="string">
            <text:p>R</text:p>
          </table:table-cell>
          <table:table-cell table:formula="of:=SUBSTITUTE(SUBSTITUTE([.B11];&quot;$(SYS)&quot;;&quot;SR:C23-ID:G1A&quot;;1);&quot;$(DEV)&quot;;&quot;EPU:1-Ax:TU&quot;;1)" office:value-type="string" office:string-value="SR:C23-ID:G1A{EPU:1-Ax:TU}Sw:WFoEr-Sts">
            <text:p>SR:C23-ID:G1A{EPU:1-Ax:TU}Sw:WFoEr-Sts</text:p>
          </table:table-cell>
          <table:table-cell table:formula="of:=LEN([.E11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FaFoEr-Sts</text:p>
          </table:table-cell>
          <table:table-cell office:value-type="string">
            <text:p>Fatal following error</text:p>
          </table:table-cell>
          <table:table-cell office:value-type="string">
            <text:p>R</text:p>
          </table:table-cell>
          <table:table-cell table:formula="of:=SUBSTITUTE(SUBSTITUTE([.B12];&quot;$(SYS)&quot;;&quot;SR:C23-ID:G1A&quot;;1);&quot;$(DEV)&quot;;&quot;EPU:1-Ax:TU&quot;;1)" office:value-type="string" office:string-value="SR:C23-ID:G1A{EPU:1-Ax:TU}Sw:FaFoEr-Sts">
            <text:p>SR:C23-ID:G1A{EPU:1-Ax:TU}Sw:FaFoEr-Sts</text:p>
          </table:table-cell>
          <table:table-cell table:formula="of:=LEN([.E12])" office:value-type="float" office:value="39">
            <text:p>39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NLim-Sts</text:p>
          </table:table-cell>
          <table:table-cell office:value-type="string">
            <text:p>Negative end limit set</text:p>
          </table:table-cell>
          <table:table-cell office:value-type="string">
            <text:p>R</text:p>
          </table:table-cell>
          <table:table-cell table:formula="of:=SUBSTITUTE(SUBSTITUTE([.B13];&quot;$(SYS)&quot;;&quot;SR:C23-ID:G1A&quot;;1);&quot;$(DEV)&quot;;&quot;EPU:1-Ax:TU&quot;;1)" office:value-type="string" office:string-value="SR:C23-ID:G1A{EPU:1-Ax:TU}Sw:NLim-Sts">
            <text:p>SR:C23-ID:G1A{EPU:1-Ax:TU}Sw:NLim-Sts</text:p>
          </table:table-cell>
          <table:table-cell table:formula="of:=LEN([.E13])" office:value-type="float" office:value="37">
            <text:p>37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PLim-Sts</text:p>
          </table:table-cell>
          <table:table-cell office:value-type="string">
            <text:p>Positive end limit set</text:p>
          </table:table-cell>
          <table:table-cell office:value-type="string">
            <text:p>R</text:p>
          </table:table-cell>
          <table:table-cell table:formula="of:=SUBSTITUTE(SUBSTITUTE([.B14];&quot;$(SYS)&quot;;&quot;SR:C23-ID:G1A&quot;;1);&quot;$(DEV)&quot;;&quot;EPU:1-Ax:TU&quot;;1)" office:value-type="string" office:string-value="SR:C23-ID:G1A{EPU:1-Ax:TU}Sw:PLim-Sts">
            <text:p>SR:C23-ID:G1A{EPU:1-Ax:TU}Sw:PLim-Sts</text:p>
          </table:table-cell>
          <table:table-cell table:formula="of:=LEN([.E14])" office:value-type="float" office:value="37">
            <text:p>37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TrMov-Sts</text:p>
          </table:table-cell>
          <table:table-cell office:value-type="string">
            <text:p>Trigger move</text:p>
          </table:table-cell>
          <table:table-cell office:value-type="string">
            <text:p>R</text:p>
          </table:table-cell>
          <table:table-cell table:formula="of:=SUBSTITUTE(SUBSTITUTE([.B15];&quot;$(SYS)&quot;;&quot;SR:C23-ID:G1A&quot;;1);&quot;$(DEV)&quot;;&quot;EPU:1-Ax:TU&quot;;1)" office:value-type="string" office:string-value="SR:C23-ID:G1A{EPU:1-Ax:TU}Sw:TrMov-Sts">
            <text:p>SR:C23-ID:G1A{EPU:1-Ax:TU}Sw:TrMov-Sts</text:p>
          </table:table-cell>
          <table:table-cell table:formula="of:=LEN([.E15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SODPL-Sts</text:p>
          </table:table-cell>
          <table:table-cell office:value-type="string">
            <text:p>Stopped on des. pos. limit</text:p>
          </table:table-cell>
          <table:table-cell office:value-type="string">
            <text:p>R</text:p>
          </table:table-cell>
          <table:table-cell table:formula="of:=SUBSTITUTE(SUBSTITUTE([.B16];&quot;$(SYS)&quot;;&quot;SR:C23-ID:G1A&quot;;1);&quot;$(DEV)&quot;;&quot;EPU:1-Ax:TU&quot;;1)" office:value-type="string" office:string-value="SR:C23-ID:G1A{EPU:1-Ax:TU}Sw:SODPL-Sts">
            <text:p>SR:C23-ID:G1A{EPU:1-Ax:TU}Sw:SODPL-Sts</text:p>
          </table:table-cell>
          <table:table-cell table:formula="of:=LEN([.E16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SOPL-Sts</text:p>
          </table:table-cell>
          <table:table-cell office:value-type="string">
            <text:p>Stopped on position limit</text:p>
          </table:table-cell>
          <table:table-cell office:value-type="string">
            <text:p>R</text:p>
          </table:table-cell>
          <table:table-cell table:formula="of:=SUBSTITUTE(SUBSTITUTE([.B17];&quot;$(SYS)&quot;;&quot;SR:C23-ID:G1A&quot;;1);&quot;$(DEV)&quot;;&quot;EPU:1-Ax:TU&quot;;1)" office:value-type="string" office:string-value="SR:C23-ID:G1A{EPU:1-Ax:TU}Sw:SOPL-Sts">
            <text:p>SR:C23-ID:G1A{EPU:1-Ax:TU}Sw:SOPL-Sts</text:p>
          </table:table-cell>
          <table:table-cell table:formula="of:=LEN([.E17])" office:value-type="float" office:value="37">
            <text:p>37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FrPos-Sts</text:p>
          </table:table-cell>
          <table:table-cell office:value-type="string">
            <text:p>Foreground in position</text:p>
          </table:table-cell>
          <table:table-cell office:value-type="string">
            <text:p>R</text:p>
          </table:table-cell>
          <table:table-cell table:formula="of:=SUBSTITUTE(SUBSTITUTE([.B18];&quot;$(SYS)&quot;;&quot;SR:C23-ID:G1A&quot;;1);&quot;$(DEV)&quot;;&quot;EPU:1-Ax:TU&quot;;1)" office:value-type="string" office:string-value="SR:C23-ID:G1A{EPU:1-Ax:TU}Sw:FrPos-Sts">
            <text:p>SR:C23-ID:G1A{EPU:1-Ax:TU}Sw:FrPos-Sts</text:p>
          </table:table-cell>
          <table:table-cell table:formula="of:=LEN([.E18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Spare-Sts</text:p>
          </table:table-cell>
          <table:table-cell office:value-type="string">
            <text:p>Spare</text:p>
          </table:table-cell>
          <table:table-cell office:value-type="string">
            <text:p>R</text:p>
          </table:table-cell>
          <table:table-cell table:formula="of:=SUBSTITUTE(SUBSTITUTE([.B19];&quot;$(SYS)&quot;;&quot;SR:C23-ID:G1A&quot;;1);&quot;$(DEV)&quot;;&quot;EPU:1-Ax:TU&quot;;1)" office:value-type="string" office:string-value="SR:C23-ID:G1A{EPU:1-Ax:TU}Sw:Spare-Sts">
            <text:p>SR:C23-ID:G1A{EPU:1-Ax:TU}Sw:Spare-Sts</text:p>
          </table:table-cell>
          <table:table-cell table:formula="of:=LEN([.E19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AssCS-Sts</text:p>
          </table:table-cell>
          <table:table-cell office:value-type="string">
            <text:p>Assigned to C.S.</text:p>
          </table:table-cell>
          <table:table-cell office:value-type="string">
            <text:p>R</text:p>
          </table:table-cell>
          <table:table-cell table:formula="of:=SUBSTITUTE(SUBSTITUTE([.B20];&quot;$(SYS)&quot;;&quot;SR:C23-ID:G1A&quot;;1);&quot;$(DEV)&quot;;&quot;EPU:1-Ax:TU&quot;;1)" office:value-type="string" office:string-value="SR:C23-ID:G1A{EPU:1-Ax:TU}Sw:AssCS-Sts">
            <text:p>SR:C23-ID:G1A{EPU:1-Ax:TU}Sw:AssCS-Sts</text:p>
          </table:table-cell>
          <table:table-cell table:formula="of:=LEN([.E20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MaxRS-Sts</text:p>
          </table:table-cell>
          <table:table-cell office:value-type="string">
            <text:p>Maximum rapid speed</text:p>
          </table:table-cell>
          <table:table-cell office:value-type="string">
            <text:p>R</text:p>
          </table:table-cell>
          <table:table-cell table:formula="of:=SUBSTITUTE(SUBSTITUTE([.B21];&quot;$(SYS)&quot;;&quot;SR:C23-ID:G1A&quot;;1);&quot;$(DEV)&quot;;&quot;EPU:1-Ax:TU&quot;;1)" office:value-type="string" office:string-value="SR:C23-ID:G1A{EPU:1-Ax:TU}Sw:MaxRS-Sts">
            <text:p>SR:C23-ID:G1A{EPU:1-Ax:TU}Sw:MaxRS-Sts</text:p>
          </table:table-cell>
          <table:table-cell table:formula="of:=LEN([.E21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AComO-Sts</text:p>
          </table:table-cell>
          <table:table-cell office:value-type="string">
            <text:p>Alternate comm. output mode</text:p>
          </table:table-cell>
          <table:table-cell office:value-type="string">
            <text:p>R</text:p>
          </table:table-cell>
          <table:table-cell table:formula="of:=SUBSTITUTE(SUBSTITUTE([.B22];&quot;$(SYS)&quot;;&quot;SR:C23-ID:G1A&quot;;1);&quot;$(DEV)&quot;;&quot;EPU:1-Ax:TU&quot;;1)" office:value-type="string" office:string-value="SR:C23-ID:G1A{EPU:1-Ax:TU}Sw:AComO-Sts">
            <text:p>SR:C23-ID:G1A{EPU:1-Ax:TU}Sw:AComO-Sts</text:p>
          </table:table-cell>
          <table:table-cell table:formula="of:=LEN([.E22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SwPoC-Sts</text:p>
          </table:table-cell>
          <table:table-cell office:value-type="string">
            <text:p>Software position capture</text:p>
          </table:table-cell>
          <table:table-cell office:value-type="string">
            <text:p>R</text:p>
          </table:table-cell>
          <table:table-cell table:formula="of:=SUBSTITUTE(SUBSTITUTE([.B23];&quot;$(SYS)&quot;;&quot;SR:C23-ID:G1A&quot;;1);&quot;$(DEV)&quot;;&quot;EPU:1-Ax:TU&quot;;1)" office:value-type="string" office:string-value="SR:C23-ID:G1A{EPU:1-Ax:TU}Sw:SwPoC-Sts">
            <text:p>SR:C23-ID:G1A{EPU:1-Ax:TU}Sw:SwPoC-Sts</text:p>
          </table:table-cell>
          <table:table-cell table:formula="of:=LEN([.E23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ErrTg-Sts</text:p>
          </table:table-cell>
          <table:table-cell office:value-type="string">
            <text:p>Error trigger</text:p>
          </table:table-cell>
          <table:table-cell office:value-type="string">
            <text:p>R</text:p>
          </table:table-cell>
          <table:table-cell table:formula="of:=SUBSTITUTE(SUBSTITUTE([.B24];&quot;$(SYS)&quot;;&quot;SR:C23-ID:G1A&quot;;1);&quot;$(DEV)&quot;;&quot;EPU:1-Ax:TU&quot;;1)" office:value-type="string" office:string-value="SR:C23-ID:G1A{EPU:1-Ax:TU}Sw:ErrTg-Sts">
            <text:p>SR:C23-ID:G1A{EPU:1-Ax:TU}Sw:ErrTg-Sts</text:p>
          </table:table-cell>
          <table:table-cell table:formula="of:=LEN([.E24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FollE-Sts</text:p>
          </table:table-cell>
          <table:table-cell office:value-type="string">
            <text:p>Following enabled</text:p>
          </table:table-cell>
          <table:table-cell office:value-type="string">
            <text:p>R</text:p>
          </table:table-cell>
          <table:table-cell table:formula="of:=SUBSTITUTE(SUBSTITUTE([.B25];&quot;$(SYS)&quot;;&quot;SR:C23-ID:G1A&quot;;1);&quot;$(DEV)&quot;;&quot;EPU:1-Ax:TU&quot;;1)" office:value-type="string" office:string-value="SR:C23-ID:G1A{EPU:1-Ax:TU}Sw:FollE-Sts">
            <text:p>SR:C23-ID:G1A{EPU:1-Ax:TU}Sw:FollE-Sts</text:p>
          </table:table-cell>
          <table:table-cell table:formula="of:=LEN([.E25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FOffM-Sts</text:p>
          </table:table-cell>
          <table:table-cell office:value-type="string">
            <text:p>Following offset mode</text:p>
          </table:table-cell>
          <table:table-cell office:value-type="string">
            <text:p>R</text:p>
          </table:table-cell>
          <table:table-cell table:formula="of:=SUBSTITUTE(SUBSTITUTE([.B26];&quot;$(SYS)&quot;;&quot;SR:C23-ID:G1A&quot;;1);&quot;$(DEV)&quot;;&quot;EPU:1-Ax:TU&quot;;1)" office:value-type="string" office:string-value="SR:C23-ID:G1A{EPU:1-Ax:TU}Sw:FOffM-Sts">
            <text:p>SR:C23-ID:G1A{EPU:1-Ax:TU}Sw:FOffM-Sts</text:p>
          </table:table-cell>
          <table:table-cell table:formula="of:=LEN([.E26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PhMtr-Sts</text:p>
          </table:table-cell>
          <table:table-cell office:value-type="string">
            <text:p>Phase motor</text:p>
          </table:table-cell>
          <table:table-cell office:value-type="string">
            <text:p>R</text:p>
          </table:table-cell>
          <table:table-cell table:formula="of:=SUBSTITUTE(SUBSTITUTE([.B27];&quot;$(SYS)&quot;;&quot;SR:C23-ID:G1A&quot;;1);&quot;$(DEV)&quot;;&quot;EPU:1-Ax:TU&quot;;1)" office:value-type="string" office:string-value="SR:C23-ID:G1A{EPU:1-Ax:TU}Sw:PhMtr-Sts">
            <text:p>SR:C23-ID:G1A{EPU:1-Ax:TU}Sw:PhMtr-Sts</text:p>
          </table:table-cell>
          <table:table-cell table:formula="of:=LEN([.E27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ASoDe-Sts</text:p>
          </table:table-cell>
          <table:table-cell office:value-type="string">
            <text:p>Alternate source/destination</text:p>
          </table:table-cell>
          <table:table-cell office:value-type="string">
            <text:p>R</text:p>
          </table:table-cell>
          <table:table-cell table:formula="of:=SUBSTITUTE(SUBSTITUTE([.B28];&quot;$(SYS)&quot;;&quot;SR:C23-ID:G1A&quot;;1);&quot;$(DEV)&quot;;&quot;EPU:1-Ax:TU&quot;;1)" office:value-type="string" office:string-value="SR:C23-ID:G1A{EPU:1-Ax:TU}Sw:ASoDe-Sts">
            <text:p>SR:C23-ID:G1A{EPU:1-Ax:TU}Sw:ASoDe-Sts</text:p>
          </table:table-cell>
          <table:table-cell table:formula="of:=LEN([.E28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UWSEn-Sts</text:p>
          </table:table-cell>
          <table:table-cell office:value-type="string">
            <text:p>User written servo enable</text:p>
          </table:table-cell>
          <table:table-cell office:value-type="string">
            <text:p>R</text:p>
          </table:table-cell>
          <table:table-cell table:formula="of:=SUBSTITUTE(SUBSTITUTE([.B29];&quot;$(SYS)&quot;;&quot;SR:C23-ID:G1A&quot;;1);&quot;$(DEV)&quot;;&quot;EPU:1-Ax:TU&quot;;1)" office:value-type="string" office:string-value="SR:C23-ID:G1A{EPU:1-Ax:TU}Sw:UWSEn-Sts">
            <text:p>SR:C23-ID:G1A{EPU:1-Ax:TU}Sw:UWSEn-Sts</text:p>
          </table:table-cell>
          <table:table-cell table:formula="of:=LEN([.E29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UWPEn-Sts</text:p>
          </table:table-cell>
          <table:table-cell office:value-type="string">
            <text:p>User written phase enable</text:p>
          </table:table-cell>
          <table:table-cell office:value-type="string">
            <text:p>R</text:p>
          </table:table-cell>
          <table:table-cell table:formula="of:=SUBSTITUTE(SUBSTITUTE([.B30];&quot;$(SYS)&quot;;&quot;SR:C23-ID:G1A&quot;;1);&quot;$(DEV)&quot;;&quot;EPU:1-Ax:TU&quot;;1)" office:value-type="string" office:string-value="SR:C23-ID:G1A{EPU:1-Ax:TU}Sw:UWPEn-Sts">
            <text:p>SR:C23-ID:G1A{EPU:1-Ax:TU}Sw:UWPEn-Sts</text:p>
          </table:table-cell>
          <table:table-cell table:formula="of:=LEN([.E30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HSrch-Sts</text:p>
          </table:table-cell>
          <table:table-cell office:value-type="string">
            <text:p>Home search in progress</text:p>
          </table:table-cell>
          <table:table-cell office:value-type="string">
            <text:p>R</text:p>
          </table:table-cell>
          <table:table-cell table:formula="of:=SUBSTITUTE(SUBSTITUTE([.B31];&quot;$(SYS)&quot;;&quot;SR:C23-ID:G1A&quot;;1);&quot;$(DEV)&quot;;&quot;EPU:1-Ax:TU&quot;;1)" office:value-type="string" office:string-value="SR:C23-ID:G1A{EPU:1-Ax:TU}Sw:HSrch-Sts">
            <text:p>SR:C23-ID:G1A{EPU:1-Ax:TU}Sw:HSrch-Sts</text:p>
          </table:table-cell>
          <table:table-cell table:formula="of:=LEN([.E31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BlReq-Sts</text:p>
          </table:table-cell>
          <table:table-cell office:value-type="string">
            <text:p>Block request</text:p>
          </table:table-cell>
          <table:table-cell office:value-type="string">
            <text:p>R</text:p>
          </table:table-cell>
          <table:table-cell table:formula="of:=SUBSTITUTE(SUBSTITUTE([.B32];&quot;$(SYS)&quot;;&quot;SR:C23-ID:G1A&quot;;1);&quot;$(DEV)&quot;;&quot;EPU:1-Ax:TU&quot;;1)" office:value-type="string" office:string-value="SR:C23-ID:G1A{EPU:1-Ax:TU}Sw:BlReq-Sts">
            <text:p>SR:C23-ID:G1A{EPU:1-Ax:TU}Sw:BlReq-Sts</text:p>
          </table:table-cell>
          <table:table-cell table:formula="of:=LEN([.E32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AbDec-Sts</text:p>
          </table:table-cell>
          <table:table-cell office:value-type="string">
            <text:p>Abort deceleration</text:p>
          </table:table-cell>
          <table:table-cell office:value-type="string">
            <text:p>R</text:p>
          </table:table-cell>
          <table:table-cell table:formula="of:=SUBSTITUTE(SUBSTITUTE([.B33];&quot;$(SYS)&quot;;&quot;SR:C23-ID:G1A&quot;;1);&quot;$(DEV)&quot;;&quot;EPU:1-Ax:TU&quot;;1)" office:value-type="string" office:string-value="SR:C23-ID:G1A{EPU:1-Ax:TU}Sw:AbDec-Sts">
            <text:p>SR:C23-ID:G1A{EPU:1-Ax:TU}Sw:AbDec-Sts</text:p>
          </table:table-cell>
          <table:table-cell table:formula="of:=LEN([.E33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DaErr-Sts</text:p>
          </table:table-cell>
          <table:table-cell office:value-type="string">
            <text:p>Data block error</text:p>
          </table:table-cell>
          <table:table-cell office:value-type="string">
            <text:p>R</text:p>
          </table:table-cell>
          <table:table-cell table:formula="of:=SUBSTITUTE(SUBSTITUTE([.B34];&quot;$(SYS)&quot;;&quot;SR:C23-ID:G1A&quot;;1);&quot;$(DEV)&quot;;&quot;EPU:1-Ax:TU&quot;;1)" office:value-type="string" office:string-value="SR:C23-ID:G1A{EPU:1-Ax:TU}Sw:DaErr-Sts">
            <text:p>SR:C23-ID:G1A{EPU:1-Ax:TU}Sw:DaErr-Sts</text:p>
          </table:table-cell>
          <table:table-cell table:formula="of:=LEN([.E34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DwPro-Sts</text:p>
          </table:table-cell>
          <table:table-cell office:value-type="string">
            <text:p>Dwell in progress</text:p>
          </table:table-cell>
          <table:table-cell office:value-type="string">
            <text:p>R</text:p>
          </table:table-cell>
          <table:table-cell table:formula="of:=SUBSTITUTE(SUBSTITUTE([.B35];&quot;$(SYS)&quot;;&quot;SR:C23-ID:G1A&quot;;1);&quot;$(DEV)&quot;;&quot;EPU:1-Ax:TU&quot;;1)" office:value-type="string" office:string-value="SR:C23-ID:G1A{EPU:1-Ax:TU}Sw:DwPro-Sts">
            <text:p>SR:C23-ID:G1A{EPU:1-Ax:TU}Sw:DwPro-Sts</text:p>
          </table:table-cell>
          <table:table-cell table:formula="of:=LEN([.E35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IntMo-Sts</text:p>
          </table:table-cell>
          <table:table-cell office:value-type="string">
            <text:p>Integration mode</text:p>
          </table:table-cell>
          <table:table-cell office:value-type="string">
            <text:p>R</text:p>
          </table:table-cell>
          <table:table-cell table:formula="of:=SUBSTITUTE(SUBSTITUTE([.B36];&quot;$(SYS)&quot;;&quot;SR:C23-ID:G1A&quot;;1);&quot;$(DEV)&quot;;&quot;EPU:1-Ax:TU&quot;;1)" office:value-type="string" office:string-value="SR:C23-ID:G1A{EPU:1-Ax:TU}Sw:IntMo-Sts">
            <text:p>SR:C23-ID:G1A{EPU:1-Ax:TU}Sw:IntMo-Sts</text:p>
          </table:table-cell>
          <table:table-cell table:formula="of:=LEN([.E36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TiAct-Sts</text:p>
          </table:table-cell>
          <table:table-cell office:value-type="string">
            <text:p>Move timer active</text:p>
          </table:table-cell>
          <table:table-cell office:value-type="string">
            <text:p>R</text:p>
          </table:table-cell>
          <table:table-cell table:formula="of:=SUBSTITUTE(SUBSTITUTE([.B37];&quot;$(SYS)&quot;;&quot;SR:C23-ID:G1A&quot;;1);&quot;$(DEV)&quot;;&quot;EPU:1-Ax:TU&quot;;1)" office:value-type="string" office:string-value="SR:C23-ID:G1A{EPU:1-Ax:TU}Sw:TiAct-Sts">
            <text:p>SR:C23-ID:G1A{EPU:1-Ax:TU}Sw:TiAct-Sts</text:p>
          </table:table-cell>
          <table:table-cell table:formula="of:=LEN([.E37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ESAEn-Sts</text:p>
          </table:table-cell>
          <table:table-cell office:value-type="string">
            <text:p>Extended servo algr. enabled</text:p>
          </table:table-cell>
          <table:table-cell office:value-type="string">
            <text:p>R</text:p>
          </table:table-cell>
          <table:table-cell table:formula="of:=SUBSTITUTE(SUBSTITUTE([.B38];&quot;$(SYS)&quot;;&quot;SR:C23-ID:G1A&quot;;1);&quot;$(DEV)&quot;;&quot;EPU:1-Ax:TU&quot;;1)" office:value-type="string" office:string-value="SR:C23-ID:G1A{EPU:1-Ax:TU}Sw:ESAEn-Sts">
            <text:p>SR:C23-ID:G1A{EPU:1-Ax:TU}Sw:ESAEn-Sts</text:p>
          </table:table-cell>
          <table:table-cell table:formula="of:=LEN([.E38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Stall-Sts</text:p>
          </table:table-cell>
          <table:table-cell office:value-type="string">
            <text:p>Motor slip/stall status</text:p>
          </table:table-cell>
          <table:table-cell office:value-type="string">
            <text:p>R</text:p>
          </table:table-cell>
          <table:table-cell table:formula="of:=SUBSTITUTE(SUBSTITUTE([.B39];&quot;$(SYS)&quot;;&quot;SR:C23-ID:G1A&quot;;1);&quot;$(DEV)&quot;;&quot;EPU:1-Ax:TU&quot;;1)" office:value-type="string" office:string-value="SR:C23-ID:G1A{EPU:1-Ax:TU}Sw:Stall-Sts">
            <text:p>SR:C23-ID:G1A{EPU:1-Ax:TU}Sw:Stall-Sts</text:p>
          </table:table-cell>
          <table:table-cell table:formula="of:=LEN([.E39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fanout</text:p>
          </table:table-cell>
          <table:table-cell office:value-type="string">
            <text:p>$(SYS){$(DEV)}-CmdFan:1</text:p>
          </table:table-cell>
          <table:table-cell/>
          <table:table-cell office:value-type="string">
            <text:p>AUX</text:p>
          </table:table-cell>
          <table:table-cell table:formula="of:=SUBSTITUTE(SUBSTITUTE([.B40];&quot;$(SYS)&quot;;&quot;SR:C23-ID:G1A&quot;;1);&quot;$(DEV)&quot;;&quot;EPU:1-Ax:TU&quot;;1)" office:value-type="string" office:string-value="SR:C23-ID:G1A{EPU:1-Ax:TU}-CmdFan:1">
            <text:p>SR:C23-ID:G1A{EPU:1-Ax:TU}-CmdFan:1</text:p>
          </table:table-cell>
          <table:table-cell table:formula="of:=LEN([.E40]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office:value-type="string">
            <text:p>fanout</text:p>
          </table:table-cell>
          <table:table-cell office:value-type="string">
            <text:p>$(SYS){$(DEV)}-CmdFan:2</text:p>
          </table:table-cell>
          <table:table-cell/>
          <table:table-cell office:value-type="string">
            <text:p>AUX</text:p>
          </table:table-cell>
          <table:table-cell table:formula="of:=SUBSTITUTE(SUBSTITUTE([.B41];&quot;$(SYS)&quot;;&quot;SR:C23-ID:G1A&quot;;1);&quot;$(DEV)&quot;;&quot;EPU:1-Ax:TU&quot;;1)" office:value-type="string" office:string-value="SR:C23-ID:G1A{EPU:1-Ax:TU}-CmdFan:2">
            <text:p>SR:C23-ID:G1A{EPU:1-Ax:TU}-CmdFan:2</text:p>
          </table:table-cell>
          <table:table-cell table:formula="of:=LEN([.E41]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office:value-type="string">
            <text:p>scalcout</text:p>
          </table:table-cell>
          <table:table-cell office:value-type="string">
            <text:p>$(SYS){$(DEV)}-StsW1</text:p>
          </table:table-cell>
          <table:table-cell office:value-type="string">
            <text:p>first status word</text:p>
          </table:table-cell>
          <table:table-cell office:value-type="string">
            <text:p>AUX</text:p>
          </table:table-cell>
          <table:table-cell table:formula="of:=SUBSTITUTE(SUBSTITUTE([.B42];&quot;$(SYS)&quot;;&quot;SR:C23-ID:G1A&quot;;1);&quot;$(DEV)&quot;;&quot;EPU:1-Ax:TU&quot;;1)" office:value-type="string" office:string-value="SR:C23-ID:G1A{EPU:1-Ax:TU}-StsW1">
            <text:p>SR:C23-ID:G1A{EPU:1-Ax:TU}-StsW1</text:p>
          </table:table-cell>
          <table:table-cell table:formula="of:=LEN([.E42]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string">
            <text:p>scalcout</text:p>
          </table:table-cell>
          <table:table-cell office:value-type="string">
            <text:p>$(SYS){$(DEV)}-StsW2</text:p>
          </table:table-cell>
          <table:table-cell office:value-type="string">
            <text:p>second status word</text:p>
          </table:table-cell>
          <table:table-cell office:value-type="string">
            <text:p>AUX</text:p>
          </table:table-cell>
          <table:table-cell table:formula="of:=SUBSTITUTE(SUBSTITUTE([.B43];&quot;$(SYS)&quot;;&quot;SR:C23-ID:G1A&quot;;1);&quot;$(DEV)&quot;;&quot;EPU:1-Ax:TU&quot;;1)" office:value-type="string" office:string-value="SR:C23-ID:G1A{EPU:1-Ax:TU}-StsW2">
            <text:p>SR:C23-ID:G1A{EPU:1-Ax:TU}-StsW2</text:p>
          </table:table-cell>
          <table:table-cell table:formula="of:=LEN([.E43]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string">
            <text:p>transform</text:p>
          </table:table-cell>
          <table:table-cell office:value-type="string">
            <text:p>$(SYS){$(DEV)}-Trans:w1a</text:p>
          </table:table-cell>
          <table:table-cell office:value-type="string">
            <text:p>status word1 bits 12-23</text:p>
          </table:table-cell>
          <table:table-cell office:value-type="string">
            <text:p>AUX</text:p>
          </table:table-cell>
          <table:table-cell table:formula="of:=SUBSTITUTE(SUBSTITUTE([.B44];&quot;$(SYS)&quot;;&quot;SR:C23-ID:G1A&quot;;1);&quot;$(DEV)&quot;;&quot;EPU:1-Ax:TU&quot;;1)" office:value-type="string" office:string-value="SR:C23-ID:G1A{EPU:1-Ax:TU}-Trans:w1a">
            <text:p>SR:C23-ID:G1A{EPU:1-Ax:TU}-Trans:w1a</text:p>
          </table:table-cell>
          <table:table-cell table:formula="of:=LEN([.E44])" office:value-type="float" office:value="36">
            <text:p>36</text:p>
          </table:table-cell>
          <table:table-cell table:number-columns-repeated="1018"/>
        </table:table-row>
        <table:table-row table:style-name="ro1">
          <table:table-cell office:value-type="string">
            <text:p>transform</text:p>
          </table:table-cell>
          <table:table-cell office:value-type="string">
            <text:p>$(SYS){$(DEV)}-Trans:w1b</text:p>
          </table:table-cell>
          <table:table-cell office:value-type="string">
            <text:p>status word1 bits 0-11</text:p>
          </table:table-cell>
          <table:table-cell office:value-type="string">
            <text:p>AUX</text:p>
          </table:table-cell>
          <table:table-cell table:formula="of:=SUBSTITUTE(SUBSTITUTE([.B45];&quot;$(SYS)&quot;;&quot;SR:C23-ID:G1A&quot;;1);&quot;$(DEV)&quot;;&quot;EPU:1-Ax:TU&quot;;1)" office:value-type="string" office:string-value="SR:C23-ID:G1A{EPU:1-Ax:TU}-Trans:w1b">
            <text:p>SR:C23-ID:G1A{EPU:1-Ax:TU}-Trans:w1b</text:p>
          </table:table-cell>
          <table:table-cell table:formula="of:=LEN([.E45])" office:value-type="float" office:value="36">
            <text:p>36</text:p>
          </table:table-cell>
          <table:table-cell table:number-columns-repeated="1018"/>
        </table:table-row>
        <table:table-row table:style-name="ro1">
          <table:table-cell office:value-type="string">
            <text:p>transform</text:p>
          </table:table-cell>
          <table:table-cell office:value-type="string">
            <text:p>$(SYS){$(DEV)}-Trans:w2b</text:p>
          </table:table-cell>
          <table:table-cell office:value-type="string">
            <text:p>status word2 bits 0-11</text:p>
          </table:table-cell>
          <table:table-cell office:value-type="string">
            <text:p>AUX</text:p>
          </table:table-cell>
          <table:table-cell table:formula="of:=SUBSTITUTE(SUBSTITUTE([.B46];&quot;$(SYS)&quot;;&quot;SR:C23-ID:G1A&quot;;1);&quot;$(DEV)&quot;;&quot;EPU:1-Ax:TU&quot;;1)" office:value-type="string" office:string-value="SR:C23-ID:G1A{EPU:1-Ax:TU}-Trans:w2b">
            <text:p>SR:C23-ID:G1A{EPU:1-Ax:TU}-Trans:w2b</text:p>
          </table:table-cell>
          <table:table-cell table:formula="of:=LEN([.E46])" office:value-type="float" office:value="36">
            <text:p>36</text:p>
          </table:table-cell>
          <table:table-cell table:number-columns-repeated="1018"/>
        </table:table-row>
        <table:table-row table:style-name="ro1">
          <table:table-cell office:value-type="string">
            <text:p>transform</text:p>
          </table:table-cell>
          <table:table-cell office:value-type="string">
            <text:p>$(SYS){$(DEV)}-Trans:w2a</text:p>
          </table:table-cell>
          <table:table-cell office:value-type="string">
            <text:p>status word2 bits 12-23</text:p>
          </table:table-cell>
          <table:table-cell office:value-type="string">
            <text:p>AUX</text:p>
          </table:table-cell>
          <table:table-cell table:formula="of:=SUBSTITUTE(SUBSTITUTE([.B47];&quot;$(SYS)&quot;;&quot;SR:C23-ID:G1A&quot;;1);&quot;$(DEV)&quot;;&quot;EPU:1-Ax:TU&quot;;1)" office:value-type="string" office:string-value="SR:C23-ID:G1A{EPU:1-Ax:TU}-Trans:w2a">
            <text:p>SR:C23-ID:G1A{EPU:1-Ax:TU}-Trans:w2a</text:p>
          </table:table-cell>
          <table:table-cell table:formula="of:=LEN([.E47])" office:value-type="float" office:value="36">
            <text:p>36</text:p>
          </table:table-cell>
          <table:table-cell table:number-columns-repeated="1018"/>
        </table:table-row>
        <table:table-row table:style-name="ro1">
          <table:table-cell office:value-type="string">
            <text:p>bo</text:p>
          </table:table-cell>
          <table:table-cell office:value-type="string">
            <text:p>$(SYS){$(DEV)}-CS:B0</text:p>
          </table:table-cell>
          <table:table-cell office:value-type="string">
            <text:p>Coordinate system bit 0</text:p>
          </table:table-cell>
          <table:table-cell office:value-type="string">
            <text:p>AUX</text:p>
          </table:table-cell>
          <table:table-cell table:formula="of:=SUBSTITUTE(SUBSTITUTE([.B48];&quot;$(SYS)&quot;;&quot;SR:C23-ID:G1A&quot;;1);&quot;$(DEV)&quot;;&quot;EPU:1-Ax:TU&quot;;1)" office:value-type="string" office:string-value="SR:C23-ID:G1A{EPU:1-Ax:TU}-CS:B0">
            <text:p>SR:C23-ID:G1A{EPU:1-Ax:TU}-CS:B0</text:p>
          </table:table-cell>
          <table:table-cell table:formula="of:=LEN([.E48]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string">
            <text:p>bo</text:p>
          </table:table-cell>
          <table:table-cell office:value-type="string">
            <text:p>$(SYS){$(DEV)}-CS:B1</text:p>
          </table:table-cell>
          <table:table-cell office:value-type="string">
            <text:p>Coordinate system bit 1</text:p>
          </table:table-cell>
          <table:table-cell office:value-type="string">
            <text:p>AUX</text:p>
          </table:table-cell>
          <table:table-cell table:formula="of:=SUBSTITUTE(SUBSTITUTE([.B49];&quot;$(SYS)&quot;;&quot;SR:C23-ID:G1A&quot;;1);&quot;$(DEV)&quot;;&quot;EPU:1-Ax:TU&quot;;1)" office:value-type="string" office:string-value="SR:C23-ID:G1A{EPU:1-Ax:TU}-CS:B1">
            <text:p>SR:C23-ID:G1A{EPU:1-Ax:TU}-CS:B1</text:p>
          </table:table-cell>
          <table:table-cell table:formula="of:=LEN([.E49]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string">
            <text:p>bo</text:p>
          </table:table-cell>
          <table:table-cell office:value-type="string">
            <text:p>$(SYS){$(DEV)}-CS:B2</text:p>
          </table:table-cell>
          <table:table-cell office:value-type="string">
            <text:p>Coordinate system bit 2</text:p>
          </table:table-cell>
          <table:table-cell office:value-type="string">
            <text:p>AUX</text:p>
          </table:table-cell>
          <table:table-cell table:formula="of:=SUBSTITUTE(SUBSTITUTE([.B50];&quot;$(SYS)&quot;;&quot;SR:C23-ID:G1A&quot;;1);&quot;$(DEV)&quot;;&quot;EPU:1-Ax:TU&quot;;1)" office:value-type="string" office:string-value="SR:C23-ID:G1A{EPU:1-Ax:TU}-CS:B2">
            <text:p>SR:C23-ID:G1A{EPU:1-Ax:TU}-CS:B2</text:p>
          </table:table-cell>
          <table:table-cell table:formula="of:=LEN([.E50]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string">
            <text:p>bo</text:p>
          </table:table-cell>
          <table:table-cell office:value-type="string">
            <text:p>$(SYS){$(DEV)}-CS:B3</text:p>
          </table:table-cell>
          <table:table-cell office:value-type="string">
            <text:p>Coordinate system bit 3</text:p>
          </table:table-cell>
          <table:table-cell office:value-type="string">
            <text:p>AUX</text:p>
          </table:table-cell>
          <table:table-cell table:formula="of:=SUBSTITUTE(SUBSTITUTE([.B51];&quot;$(SYS)&quot;;&quot;SR:C23-ID:G1A&quot;;1);&quot;$(DEV)&quot;;&quot;EPU:1-Ax:TU&quot;;1)" office:value-type="string" office:string-value="SR:C23-ID:G1A{EPU:1-Ax:TU}-CS:B3">
            <text:p>SR:C23-ID:G1A{EPU:1-Ax:TU}-CS:B3</text:p>
          </table:table-cell>
          <table:table-cell table:formula="of:=LEN([.E51]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string">
            <text:p>bo</text:p>
          </table:table-cell>
          <table:table-cell office:value-type="string">
            <text:p>$(SYS){$(DEV)}-Ax:B0</text:p>
          </table:table-cell>
          <table:table-cell office:value-type="string">
            <text:p>Coordinate definition 0</text:p>
          </table:table-cell>
          <table:table-cell office:value-type="string">
            <text:p>AUX</text:p>
          </table:table-cell>
          <table:table-cell table:formula="of:=SUBSTITUTE(SUBSTITUTE([.B52];&quot;$(SYS)&quot;;&quot;SR:C23-ID:G1A&quot;;1);&quot;$(DEV)&quot;;&quot;EPU:1-Ax:TU&quot;;1)" office:value-type="string" office:string-value="SR:C23-ID:G1A{EPU:1-Ax:TU}-Ax:B0">
            <text:p>SR:C23-ID:G1A{EPU:1-Ax:TU}-Ax:B0</text:p>
          </table:table-cell>
          <table:table-cell table:formula="of:=LEN([.E52]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string">
            <text:p>bo</text:p>
          </table:table-cell>
          <table:table-cell office:value-type="string">
            <text:p>$(SYS){$(DEV)}-Ax:B1</text:p>
          </table:table-cell>
          <table:table-cell office:value-type="string">
            <text:p>Coordinate definition 1</text:p>
          </table:table-cell>
          <table:table-cell office:value-type="string">
            <text:p>AUX</text:p>
          </table:table-cell>
          <table:table-cell table:formula="of:=SUBSTITUTE(SUBSTITUTE([.B53];&quot;$(SYS)&quot;;&quot;SR:C23-ID:G1A&quot;;1);&quot;$(DEV)&quot;;&quot;EPU:1-Ax:TU&quot;;1)" office:value-type="string" office:string-value="SR:C23-ID:G1A{EPU:1-Ax:TU}-Ax:B1">
            <text:p>SR:C23-ID:G1A{EPU:1-Ax:TU}-Ax:B1</text:p>
          </table:table-cell>
          <table:table-cell table:formula="of:=LEN([.E53]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string">
            <text:p>bo</text:p>
          </table:table-cell>
          <table:table-cell office:value-type="string">
            <text:p>$(SYS){$(DEV)}-Ax:B2</text:p>
          </table:table-cell>
          <table:table-cell office:value-type="string">
            <text:p>Coordinate definition 2</text:p>
          </table:table-cell>
          <table:table-cell office:value-type="string">
            <text:p>AUX</text:p>
          </table:table-cell>
          <table:table-cell table:formula="of:=SUBSTITUTE(SUBSTITUTE([.B54];&quot;$(SYS)&quot;;&quot;SR:C23-ID:G1A&quot;;1);&quot;$(DEV)&quot;;&quot;EPU:1-Ax:TU&quot;;1)" office:value-type="string" office:string-value="SR:C23-ID:G1A{EPU:1-Ax:TU}-Ax:B2">
            <text:p>SR:C23-ID:G1A{EPU:1-Ax:TU}-Ax:B2</text:p>
          </table:table-cell>
          <table:table-cell table:formula="of:=LEN([.E54]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string">
            <text:p>bo</text:p>
          </table:table-cell>
          <table:table-cell office:value-type="string">
            <text:p>$(SYS){$(DEV)}-Ax:B3</text:p>
          </table:table-cell>
          <table:table-cell office:value-type="string">
            <text:p>Coordinate definition 3</text:p>
          </table:table-cell>
          <table:table-cell office:value-type="string">
            <text:p>AUX</text:p>
          </table:table-cell>
          <table:table-cell table:formula="of:=SUBSTITUTE(SUBSTITUTE([.B55];&quot;$(SYS)&quot;;&quot;SR:C23-ID:G1A&quot;;1);&quot;$(DEV)&quot;;&quot;EPU:1-Ax:TU&quot;;1)" office:value-type="string" office:string-value="SR:C23-ID:G1A{EPU:1-Ax:TU}-Ax:B3">
            <text:p>SR:C23-ID:G1A{EPU:1-Ax:TU}-Ax:B3</text:p>
          </table:table-cell>
          <table:table-cell table:formula="of:=LEN([.E55]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string">
            <text:p>mbbi</text:p>
          </table:table-cell>
          <table:table-cell office:value-type="string">
            <text:p>$(SYS){$(DEV)}Sw:AxDef-Sts</text:p>
          </table:table-cell>
          <table:table-cell office:value-type="string">
            <text:p>Coordinate definition</text:p>
          </table:table-cell>
          <table:table-cell office:value-type="string">
            <text:p>R</text:p>
          </table:table-cell>
          <table:table-cell table:formula="of:=SUBSTITUTE(SUBSTITUTE([.B56];&quot;$(SYS)&quot;;&quot;SR:C23-ID:G1A&quot;;1);&quot;$(DEV)&quot;;&quot;EPU:1-Ax:TU&quot;;1)" office:value-type="string" office:string-value="SR:C23-ID:G1A{EPU:1-Ax:TU}Sw:AxDef-Sts">
            <text:p>SR:C23-ID:G1A{EPU:1-Ax:TU}Sw:AxDef-Sts</text:p>
          </table:table-cell>
          <table:table-cell table:formula="of:=LEN([.E56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calc</text:p>
          </table:table-cell>
          <table:table-cell office:value-type="string">
            <text:p>$(SYS){$(DEV)}-Calc:AxisSts</text:p>
          </table:table-cell>
          <table:table-cell office:value-type="string">
            <text:p>Calculate motor status</text:p>
          </table:table-cell>
          <table:table-cell office:value-type="string">
            <text:p>AUX</text:p>
          </table:table-cell>
          <table:table-cell table:formula="of:=SUBSTITUTE(SUBSTITUTE([.B57];&quot;$(SYS)&quot;;&quot;SR:C23-ID:G1A&quot;;1);&quot;$(DEV)&quot;;&quot;EPU:1-Ax:TU&quot;;1)" office:value-type="string" office:string-value="SR:C23-ID:G1A{EPU:1-Ax:TU}-Calc:AxisSts">
            <text:p>SR:C23-ID:G1A{EPU:1-Ax:TU}-Calc:AxisSts</text:p>
          </table:table-cell>
          <table:table-cell table:formula="of:=LEN([.E57])" office:value-type="float" office:value="39">
            <text:p>39</text:p>
          </table:table-cell>
          <table:table-cell table:number-columns-repeated="1018"/>
        </table:table-row>
        <table:table-row table:style-name="ro1">
          <table:table-cell office:value-type="string">
            <text:p>calc</text:p>
          </table:table-cell>
          <table:table-cell office:value-type="string">
            <text:p>$(SYS){$(DEV)}-Calc:MtrSts</text:p>
          </table:table-cell>
          <table:table-cell office:value-type="string">
            <text:p>Calculate motor status</text:p>
          </table:table-cell>
          <table:table-cell office:value-type="string">
            <text:p>AUX</text:p>
          </table:table-cell>
          <table:table-cell table:formula="of:=SUBSTITUTE(SUBSTITUTE([.B58];&quot;$(SYS)&quot;;&quot;SR:C23-ID:G1A&quot;;1);&quot;$(DEV)&quot;;&quot;EPU:1-Ax:TU&quot;;1)" office:value-type="string" office:string-value="SR:C23-ID:G1A{EPU:1-Ax:TU}-Calc:MtrSts">
            <text:p>SR:C23-ID:G1A{EPU:1-Ax:TU}-Calc:MtrSts</text:p>
          </table:table-cell>
          <table:table-cell table:formula="of:=LEN([.E58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AmFE-Sts</text:p>
          </table:table-cell>
          <table:table-cell office:value-type="string">
            <text:p>Amplifier Fault Error</text:p>
          </table:table-cell>
          <table:table-cell office:value-type="string">
            <text:p>R</text:p>
          </table:table-cell>
          <table:table-cell table:formula="of:=SUBSTITUTE(SUBSTITUTE([.B59];&quot;$(SYS)&quot;;&quot;SR:C23-ID:G1A&quot;;1);&quot;$(DEV)&quot;;&quot;EPU:1-Ax:TU&quot;;1)" office:value-type="string" office:string-value="SR:C23-ID:G1A{EPU:1-Ax:TU}Sw:AmFE-Sts">
            <text:p>SR:C23-ID:G1A{EPU:1-Ax:TU}Sw:AmFE-Sts</text:p>
          </table:table-cell>
          <table:table-cell table:formula="of:=LEN([.E59])" office:value-type="float" office:value="37">
            <text:p>37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AmpEn-Sts</text:p>
          </table:table-cell>
          <table:table-cell office:value-type="string">
            <text:p>Amplifier enabled</text:p>
          </table:table-cell>
          <table:table-cell office:value-type="string">
            <text:p>R</text:p>
          </table:table-cell>
          <table:table-cell table:formula="of:=SUBSTITUTE(SUBSTITUTE([.B60];&quot;$(SYS)&quot;;&quot;SR:C23-ID:G1A&quot;;1);&quot;$(DEV)&quot;;&quot;EPU:1-Ax:TU&quot;;1)" office:value-type="string" office:string-value="SR:C23-ID:G1A{EPU:1-Ax:TU}Sw:AmpEn-Sts">
            <text:p>SR:C23-ID:G1A{EPU:1-Ax:TU}Sw:AmpEn-Sts</text:p>
          </table:table-cell>
          <table:table-cell table:formula="of:=LEN([.E60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BaDiF-Sts</text:p>
          </table:table-cell>
          <table:table-cell office:value-type="string">
            <text:p>Backlash direction flag</text:p>
          </table:table-cell>
          <table:table-cell office:value-type="string">
            <text:p>R</text:p>
          </table:table-cell>
          <table:table-cell table:formula="of:=SUBSTITUTE(SUBSTITUTE([.B61];&quot;$(SYS)&quot;;&quot;SR:C23-ID:G1A&quot;;1);&quot;$(DEV)&quot;;&quot;EPU:1-Ax:TU&quot;;1)" office:value-type="string" office:string-value="SR:C23-ID:G1A{EPU:1-Ax:TU}Sw:BaDiF-Sts">
            <text:p>SR:C23-ID:G1A{EPU:1-Ax:TU}Sw:BaDiF-Sts</text:p>
          </table:table-cell>
          <table:table-cell table:formula="of:=LEN([.E61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DVZer-Sts</text:p>
          </table:table-cell>
          <table:table-cell office:value-type="string">
            <text:p>Desired velocity zero</text:p>
          </table:table-cell>
          <table:table-cell office:value-type="string">
            <text:p>R</text:p>
          </table:table-cell>
          <table:table-cell table:formula="of:=SUBSTITUTE(SUBSTITUTE([.B62];&quot;$(SYS)&quot;;&quot;SR:C23-ID:G1A&quot;;1);&quot;$(DEV)&quot;;&quot;EPU:1-Ax:TU&quot;;1)" office:value-type="string" office:string-value="SR:C23-ID:G1A{EPU:1-Ax:TU}Sw:DVZer-Sts">
            <text:p>SR:C23-ID:G1A{EPU:1-Ax:TU}Sw:DVZer-Sts</text:p>
          </table:table-cell>
          <table:table-cell table:formula="of:=LEN([.E62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HoCpl-Sts</text:p>
          </table:table-cell>
          <table:table-cell office:value-type="string">
            <text:p>Home complete</text:p>
          </table:table-cell>
          <table:table-cell office:value-type="string">
            <text:p>R</text:p>
          </table:table-cell>
          <table:table-cell table:formula="of:=SUBSTITUTE(SUBSTITUTE([.B63];&quot;$(SYS)&quot;;&quot;SR:C23-ID:G1A&quot;;1);&quot;$(DEV)&quot;;&quot;EPU:1-Ax:TU&quot;;1)" office:value-type="string" office:string-value="SR:C23-ID:G1A{EPU:1-Ax:TU}Sw:HoCpl-Sts">
            <text:p>SR:C23-ID:G1A{EPU:1-Ax:TU}Sw:HoCpl-Sts</text:p>
          </table:table-cell>
          <table:table-cell table:formula="of:=LEN([.E63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AmFaE-Sts</text:p>
          </table:table-cell>
          <table:table-cell office:value-type="string">
            <text:p>I2T Amplifier fault error</text:p>
          </table:table-cell>
          <table:table-cell office:value-type="string">
            <text:p>R</text:p>
          </table:table-cell>
          <table:table-cell table:formula="of:=SUBSTITUTE(SUBSTITUTE([.B64];&quot;$(SYS)&quot;;&quot;SR:C23-ID:G1A&quot;;1);&quot;$(DEV)&quot;;&quot;EPU:1-Ax:TU&quot;;1)" office:value-type="string" office:string-value="SR:C23-ID:G1A{EPU:1-Ax:TU}Sw:AmFaE-Sts">
            <text:p>SR:C23-ID:G1A{EPU:1-Ax:TU}Sw:AmFaE-Sts</text:p>
          </table:table-cell>
          <table:table-cell table:formula="of:=LEN([.E64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IFFE-Sts</text:p>
          </table:table-cell>
          <table:table-cell office:value-type="string">
            <text:p>Int. fatal following error</text:p>
          </table:table-cell>
          <table:table-cell office:value-type="string">
            <text:p>R</text:p>
          </table:table-cell>
          <table:table-cell table:formula="of:=SUBSTITUTE(SUBSTITUTE([.B65];&quot;$(SYS)&quot;;&quot;SR:C23-ID:G1A&quot;;1);&quot;$(DEV)&quot;;&quot;EPU:1-Ax:TU&quot;;1)" office:value-type="string" office:string-value="SR:C23-ID:G1A{EPU:1-Ax:TU}Sw:IFFE-Sts">
            <text:p>SR:C23-ID:G1A{EPU:1-Ax:TU}Sw:IFFE-Sts</text:p>
          </table:table-cell>
          <table:table-cell table:formula="of:=LEN([.E65])" office:value-type="float" office:value="37">
            <text:p>37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MtAct-Sts</text:p>
          </table:table-cell>
          <table:table-cell office:value-type="string">
            <text:p>Motor activated</text:p>
          </table:table-cell>
          <table:table-cell office:value-type="string">
            <text:p>R</text:p>
          </table:table-cell>
          <table:table-cell table:formula="of:=SUBSTITUTE(SUBSTITUTE([.B66];&quot;$(SYS)&quot;;&quot;SR:C23-ID:G1A&quot;;1);&quot;$(DEV)&quot;;&quot;EPU:1-Ax:TU&quot;;1)" office:value-type="string" office:string-value="SR:C23-ID:G1A{EPU:1-Ax:TU}Sw:MtAct-Sts">
            <text:p>SR:C23-ID:G1A{EPU:1-Ax:TU}Sw:MtAct-Sts</text:p>
          </table:table-cell>
          <table:table-cell table:formula="of:=LEN([.E66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PhRefE-Sts</text:p>
          </table:table-cell>
          <table:table-cell office:value-type="string">
            <text:p>Phasing reference error</text:p>
          </table:table-cell>
          <table:table-cell office:value-type="string">
            <text:p>R</text:p>
          </table:table-cell>
          <table:table-cell table:formula="of:=SUBSTITUTE(SUBSTITUTE([.B67];&quot;$(SYS)&quot;;&quot;SR:C23-ID:G1A&quot;;1);&quot;$(DEV)&quot;;&quot;EPU:1-Ax:TU&quot;;1)" office:value-type="string" office:string-value="SR:C23-ID:G1A{EPU:1-Ax:TU}Sw:PhRefE-Sts">
            <text:p>SR:C23-ID:G1A{EPU:1-Ax:TU}Sw:PhRefE-Sts</text:p>
          </table:table-cell>
          <table:table-cell table:formula="of:=LEN([.E67])" office:value-type="float" office:value="39">
            <text:p>39</text:p>
          </table:table-cell>
          <table:table-cell table:number-columns-repeated="1018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PhSRA-Sts</text:p>
          </table:table-cell>
          <table:table-cell office:value-type="string">
            <text:p>Phasing search/read active</text:p>
          </table:table-cell>
          <table:table-cell office:value-type="string">
            <text:p>R</text:p>
          </table:table-cell>
          <table:table-cell table:formula="of:=SUBSTITUTE(SUBSTITUTE([.B68];&quot;$(SYS)&quot;;&quot;SR:C23-ID:G1A&quot;;1);&quot;$(DEV)&quot;;&quot;EPU:1-Ax:TU&quot;;1)" office:value-type="string" office:string-value="SR:C23-ID:G1A{EPU:1-Ax:TU}Sw:PhSRA-Sts">
            <text:p>SR:C23-ID:G1A{EPU:1-Ax:TU}Sw:PhSRA-Sts</text:p>
          </table:table-cell>
          <table:table-cell table:formula="of:=LEN([.E68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ai</text:p>
          </table:table-cell>
          <table:table-cell office:value-type="string">
            <text:p>$(SYS){$(DEV)}St:RawPos-RB</text:p>
          </table:table-cell>
          <table:table-cell office:value-type="string">
            <text:p>Raw motor position</text:p>
          </table:table-cell>
          <table:table-cell office:value-type="string">
            <text:p>R</text:p>
          </table:table-cell>
          <table:table-cell table:formula="of:=SUBSTITUTE(SUBSTITUTE([.B69];&quot;$(SYS)&quot;;&quot;SR:C23-ID:G1A&quot;;1);&quot;$(DEV)&quot;;&quot;EPU:1-Ax:TU&quot;;1)" office:value-type="string" office:string-value="SR:C23-ID:G1A{EPU:1-Ax:TU}St:RawPos-RB">
            <text:p>SR:C23-ID:G1A{EPU:1-Ax:TU}St:RawPos-RB</text:p>
          </table:table-cell>
          <table:table-cell table:formula="of:=LEN([.E69]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ai</text:p>
          </table:table-cell>
          <table:table-cell office:value-type="string">
            <text:p>$(SYS){$(DEV)}St:FolEr-RB</text:p>
          </table:table-cell>
          <table:table-cell office:value-type="string">
            <text:p>Motor following error</text:p>
          </table:table-cell>
          <table:table-cell office:value-type="string">
            <text:p>R</text:p>
          </table:table-cell>
          <table:table-cell table:formula="of:=SUBSTITUTE(SUBSTITUTE([.B70];&quot;$(SYS)&quot;;&quot;SR:C23-ID:G1A&quot;;1);&quot;$(DEV)&quot;;&quot;EPU:1-Ax:TU&quot;;1)" office:value-type="string" office:string-value="SR:C23-ID:G1A{EPU:1-Ax:TU}St:FolEr-RB">
            <text:p>SR:C23-ID:G1A{EPU:1-Ax:TU}St:FolEr-RB</text:p>
          </table:table-cell>
          <table:table-cell table:formula="of:=LEN([.E70])" office:value-type="float" office:value="37">
            <text:p>37</text:p>
          </table:table-cell>
          <table:table-cell table:number-columns-repeated="1018"/>
        </table:table-row>
        <table:table-row table:style-name="ro1">
          <table:table-cell office:value-type="string">
            <text:p>mbbi</text:p>
          </table:table-cell>
          <table:table-cell office:value-type="string">
            <text:p>$(SYS){$(DEV)}Sw:Mtr-Sts</text:p>
          </table:table-cell>
          <table:table-cell office:value-type="string">
            <text:p>Motor General Status</text:p>
          </table:table-cell>
          <table:table-cell office:value-type="string">
            <text:p>R</text:p>
          </table:table-cell>
          <table:table-cell table:formula="of:=SUBSTITUTE(SUBSTITUTE([.B71];&quot;$(SYS)&quot;;&quot;SR:C23-ID:G1A&quot;;1);&quot;$(DEV)&quot;;&quot;EPU:1-Ax:TU&quot;;1)" office:value-type="string" office:string-value="SR:C23-ID:G1A{EPU:1-Ax:TU}Sw:Mtr-Sts">
            <text:p>SR:C23-ID:G1A{EPU:1-Ax:TU}Sw:Mtr-Sts</text:p>
          </table:table-cell>
          <table:table-cell table:formula="of:=LEN([.E71])" office:value-type="float" office:value="36">
            <text:p>36</text:p>
          </table:table-cell>
          <table:table-cell table:number-columns-repeated="1018"/>
        </table:table-row>
        <table:table-row table:style-name="ro1">
          <table:table-cell office:value-type="string">
            <text:p>mbboDirect</text:p>
          </table:table-cell>
          <table:table-cell office:value-type="string">
            <text:p>$(SYS){$(DEV)}-CS</text:p>
          </table:table-cell>
          <table:table-cell office:value-type="string">
            <text:p>Combine bitfield</text:p>
          </table:table-cell>
          <table:table-cell office:value-type="string">
            <text:p>AUX</text:p>
          </table:table-cell>
          <table:table-cell table:formula="of:=SUBSTITUTE(SUBSTITUTE([.B72];&quot;$(SYS)&quot;;&quot;SR:C23-ID:G1A&quot;;1);&quot;$(DEV)&quot;;&quot;EPU:1-Ax:TU&quot;;1)" office:value-type="string" office:string-value="SR:C23-ID:G1A{EPU:1-Ax:TU}-CS">
            <text:p>SR:C23-ID:G1A{EPU:1-Ax:TU}-CS</text:p>
          </table:table-cell>
          <table:table-cell table:formula="of:=LEN([.E72])" office:value-type="float" office:value="29">
            <text:p>29</text:p>
          </table:table-cell>
          <table:table-cell table:number-columns-repeated="1018"/>
        </table:table-row>
        <table:table-row table:style-name="ro1">
          <table:table-cell office:value-type="string">
            <text:p>mbboDirect</text:p>
          </table:table-cell>
          <table:table-cell office:value-type="string">
            <text:p>$(SYS){$(DEV)}-Ax</text:p>
          </table:table-cell>
          <table:table-cell office:value-type="string">
            <text:p>Combine bitfield</text:p>
          </table:table-cell>
          <table:table-cell office:value-type="string">
            <text:p>AUX</text:p>
          </table:table-cell>
          <table:table-cell table:formula="of:=SUBSTITUTE(SUBSTITUTE([.B73];&quot;$(SYS)&quot;;&quot;SR:C23-ID:G1A&quot;;1);&quot;$(DEV)&quot;;&quot;EPU:1-Ax:TU&quot;;1)" office:value-type="string" office:string-value="SR:C23-ID:G1A{EPU:1-Ax:TU}-Ax">
            <text:p>SR:C23-ID:G1A{EPU:1-Ax:TU}-Ax</text:p>
          </table:table-cell>
          <table:table-cell table:formula="of:=LEN([.E73])" office:value-type="float" office:value="29">
            <text:p>29</text:p>
          </table:table-cell>
          <table:table-cell table:number-columns-repeated="1018"/>
        </table:table-row>
        <table:table-row table:style-name="ro1">
          <table:table-cell office:value-type="string">
            <text:p>calc</text:p>
          </table:table-cell>
          <table:table-cell office:value-type="string">
            <text:p>$(SYS){$(DEV)}St:Stall-RB</text:p>
          </table:table-cell>
          <table:table-cell/>
          <table:table-cell office:value-type="string">
            <text:p>R</text:p>
          </table:table-cell>
          <table:table-cell table:formula="of:=SUBSTITUTE(SUBSTITUTE([.B74];&quot;$(SYS)&quot;;&quot;SR:C23-ID:G1A&quot;;1);&quot;$(DEV)&quot;;&quot;EPU:1-Ax:TU&quot;;1)" office:value-type="string" office:string-value="SR:C23-ID:G1A{EPU:1-Ax:TU}St:Stall-RB">
            <text:p>SR:C23-ID:G1A{EPU:1-Ax:TU}St:Stall-RB</text:p>
          </table:table-cell>
          <table:table-cell table:formula="of:=LEN([.E74])" office:value-type="float" office:value="37">
            <text:p>37</text:p>
          </table:table-cell>
          <table:table-cell table:number-columns-repeated="1018"/>
        </table:table-row>
        <table:table-row table:style-name="ro1">
          <table:table-cell office:value-type="string">
            <text:p>calc</text:p>
          </table:table-cell>
          <table:table-cell office:value-type="string">
            <text:p>$(SYS){$(DEV)}Sw:InvAmp-Sts</text:p>
          </table:table-cell>
          <table:table-cell office:value-type="string">
            <text:p>Inverted amp. enable bit</text:p>
          </table:table-cell>
          <table:table-cell office:value-type="string">
            <text:p>R</text:p>
          </table:table-cell>
          <table:table-cell table:formula="of:=SUBSTITUTE(SUBSTITUTE([.B75];&quot;$(SYS)&quot;;&quot;SR:C23-ID:G1A&quot;;1);&quot;$(DEV)&quot;;&quot;EPU:1-Ax:TU&quot;;1)" office:value-type="string" office:string-value="SR:C23-ID:G1A{EPU:1-Ax:TU}Sw:InvAmp-Sts">
            <text:p>SR:C23-ID:G1A{EPU:1-Ax:TU}Sw:InvAmp-Sts</text:p>
          </table:table-cell>
          <table:table-cell table:formula="of:=LEN([.E75])" office:value-type="float" office:value="39">
            <text:p>39</text:p>
          </table:table-cell>
          <table:table-cell table:number-columns-repeated="1018"/>
        </table:table-row>
        <table:table-row table:style-name="ro1">
          <table:table-cell office:value-type="string">
            <text:p>calc</text:p>
          </table:table-cell>
          <table:table-cell office:value-type="string">
            <text:p>$(SYS){$(DEV)}Sw:ALoopM-Sts</text:p>
          </table:table-cell>
          <table:table-cell office:value-type="string">
            <text:p>Open loop bit</text:p>
          </table:table-cell>
          <table:table-cell office:value-type="string">
            <text:p>R</text:p>
          </table:table-cell>
          <table:table-cell table:formula="of:=SUBSTITUTE(SUBSTITUTE([.B76];&quot;$(SYS)&quot;;&quot;SR:C23-ID:G1A&quot;;1);&quot;$(DEV)&quot;;&quot;EPU:1-Ax:TU&quot;;1)" office:value-type="string" office:string-value="SR:C23-ID:G1A{EPU:1-Ax:TU}Sw:ALoopM-Sts">
            <text:p>SR:C23-ID:G1A{EPU:1-Ax:TU}Sw:ALoopM-Sts</text:p>
          </table:table-cell>
          <table:table-cell table:formula="of:=LEN([.E76])" office:value-type="float" office:value="39">
            <text:p>39</text:p>
          </table:table-cell>
          <table:table-cell table:number-columns-repeated="1018"/>
        </table:table-row>
        <table:table-row table:style-name="ro1">
          <table:table-cell office:value-type="string">
            <text:p>calc</text:p>
          </table:table-cell>
          <table:table-cell office:value-type="string">
            <text:p>$(SYS){$(DEV)}Sw:InvMtAct-Sts</text:p>
          </table:table-cell>
          <table:table-cell office:value-type="string">
            <text:p>Inverted motor enable bit</text:p>
          </table:table-cell>
          <table:table-cell office:value-type="string">
            <text:p>R</text:p>
          </table:table-cell>
          <table:table-cell table:formula="of:=SUBSTITUTE(SUBSTITUTE([.B77];&quot;$(SYS)&quot;;&quot;SR:C23-ID:G1A&quot;;1);&quot;$(DEV)&quot;;&quot;EPU:1-Ax:TU&quot;;1)" office:value-type="string" office:string-value="SR:C23-ID:G1A{EPU:1-Ax:TU}Sw:InvMtAct-Sts">
            <text:p>SR:C23-ID:G1A{EPU:1-Ax:TU}Sw:InvMtAct-Sts</text:p>
          </table:table-cell>
          <table:table-cell table:formula="of:=LEN([.E77])" office:value-type="float" office:value="41">
            <text:p>41</text:p>
          </table:table-cell>
          <table:table-cell table:number-columns-repeated="1018"/>
        </table:table-row>
        <table:table-row table:style-name="ro1">
          <table:table-cell office:value-type="string">
            <text:p>calc</text:p>
          </table:table-cell>
          <table:table-cell office:value-type="string">
            <text:p>$(SYS){$(DEV)}St:CS-RB</text:p>
          </table:table-cell>
          <table:table-cell office:value-type="string">
            <text:p>Coordinate system</text:p>
          </table:table-cell>
          <table:table-cell office:value-type="string">
            <text:p>R</text:p>
          </table:table-cell>
          <table:table-cell table:formula="of:=SUBSTITUTE(SUBSTITUTE([.B78];&quot;$(SYS)&quot;;&quot;SR:C23-ID:G1A&quot;;1);&quot;$(DEV)&quot;;&quot;EPU:1-Ax:TU&quot;;1)" office:value-type="string" office:string-value="SR:C23-ID:G1A{EPU:1-Ax:TU}St:CS-RB">
            <text:p>SR:C23-ID:G1A{EPU:1-Ax:TU}St:CS-RB</text:p>
          </table:table-cell>
          <table:table-cell table:formula="of:=LEN([.E78])" office:value-type="float" office:value="34">
            <text:p>34</text:p>
          </table:table-cell>
          <table:table-cell table:number-columns-repeated="1018"/>
        </table:table-row>
        <table:table-row table:style-name="ro1">
          <table:table-cell office:value-type="string">
            <text:p>sel</text:p>
          </table:table-cell>
          <table:table-cell office:value-type="string">
            <text:p>$(SYS){$(DEV)}-Err:1-Sts</text:p>
          </table:table-cell>
          <table:table-cell office:value-type="string">
            <text:p>Motor error 1</text:p>
          </table:table-cell>
          <table:table-cell office:value-type="string">
            <text:p>AUX</text:p>
          </table:table-cell>
          <table:table-cell table:formula="of:=SUBSTITUTE(SUBSTITUTE([.B79];&quot;$(SYS)&quot;;&quot;SR:C23-ID:G1A&quot;;1);&quot;$(DEV)&quot;;&quot;EPU:1-Ax:TU&quot;;1)" office:value-type="string" office:string-value="SR:C23-ID:G1A{EPU:1-Ax:TU}-Err:1-Sts">
            <text:p>SR:C23-ID:G1A{EPU:1-Ax:TU}-Err:1-Sts</text:p>
          </table:table-cell>
          <table:table-cell table:formula="of:=LEN([.E79])" office:value-type="float" office:value="36">
            <text:p>36</text:p>
          </table:table-cell>
          <table:table-cell table:number-columns-repeated="1018"/>
        </table:table-row>
        <table:table-row table:style-name="ro1">
          <table:table-cell office:value-type="string">
            <text:p>sel</text:p>
          </table:table-cell>
          <table:table-cell office:value-type="string">
            <text:p>$(SYS){$(DEV)}-Err:2-Sts</text:p>
          </table:table-cell>
          <table:table-cell office:value-type="string">
            <text:p>Motor error 2</text:p>
          </table:table-cell>
          <table:table-cell office:value-type="string">
            <text:p>AUX</text:p>
          </table:table-cell>
          <table:table-cell table:formula="of:=SUBSTITUTE(SUBSTITUTE([.B80];&quot;$(SYS)&quot;;&quot;SR:C23-ID:G1A&quot;;1);&quot;$(DEV)&quot;;&quot;EPU:1-Ax:TU&quot;;1)" office:value-type="string" office:string-value="SR:C23-ID:G1A{EPU:1-Ax:TU}-Err:2-Sts">
            <text:p>SR:C23-ID:G1A{EPU:1-Ax:TU}-Err:2-Sts</text:p>
          </table:table-cell>
          <table:table-cell table:formula="of:=LEN([.E80])" office:value-type="float" office:value="36">
            <text:p>36</text:p>
          </table:table-cell>
          <table:table-cell table:number-columns-repeated="1018"/>
        </table:table-row>
        <table:table-row table:style-name="ro1">
          <table:table-cell office:value-type="string">
            <text:p>sel</text:p>
          </table:table-cell>
          <table:table-cell office:value-type="string">
            <text:p>$(SYS){$(DEV)}-MtrErr-Sts</text:p>
          </table:table-cell>
          <table:table-cell office:value-type="string">
            <text:p>Motor error</text:p>
          </table:table-cell>
          <table:table-cell office:value-type="string">
            <text:p>R</text:p>
          </table:table-cell>
          <table:table-cell table:formula="of:=SUBSTITUTE(SUBSTITUTE([.B81];&quot;$(SYS)&quot;;&quot;SR:C23-ID:G1A&quot;;1);&quot;$(DEV)&quot;;&quot;EPU:1-Ax:TU&quot;;1)" office:value-type="string" office:string-value="SR:C23-ID:G1A{EPU:1-Ax:TU}-MtrErr-Sts">
            <text:p>SR:C23-ID:G1A{EPU:1-Ax:TU}-MtrErr-Sts</text:p>
          </table:table-cell>
          <table:table-cell table:formula="of:=LEN([.E81])" office:value-type="float" office:value="37">
            <text:p>37</text:p>
          </table:table-cell>
          <table:table-cell table:number-columns-repeated="1018"/>
        </table:table-row>
        <table:table-row table:style-name="ro1">
          <table:table-cell office:value-type="string">
            <text:p>ai</text:p>
          </table:table-cell>
          <table:table-cell office:value-type="string">
            <text:p>$(SYS){$(DEV)}St:AcVel-RB</text:p>
          </table:table-cell>
          <table:table-cell office:value-type="string">
            <text:p>Actual velocity</text:p>
          </table:table-cell>
          <table:table-cell office:value-type="string">
            <text:p>R</text:p>
          </table:table-cell>
          <table:table-cell table:formula="of:=SUBSTITUTE(SUBSTITUTE([.B82];&quot;$(SYS)&quot;;&quot;SR:C23-ID:G1A&quot;;1);&quot;$(DEV)&quot;;&quot;EPU:1-Ax:TU&quot;;1)" office:value-type="string" office:string-value="SR:C23-ID:G1A{EPU:1-Ax:TU}St:AcVel-RB">
            <text:p>SR:C23-ID:G1A{EPU:1-Ax:TU}St:AcVel-RB</text:p>
          </table:table-cell>
          <table:table-cell table:formula="of:=LEN([.E82])" office:value-type="float" office:value="37">
            <text:p>37</text:p>
          </table:table-cell>
          <table:table-cell table:number-columns-repeated="1018"/>
        </table:table-row>
      </table:table>
      <table:table table:name="motor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Record type</text:p>
          </table:table-cell>
          <table:table-cell table:style-name="ce1" office:value-type="string">
            <text:p>Original name (please don't edit)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se</text:p>
          </table:table-cell>
          <table:table-cell table:style-name="ce2" office:value-type="string">
            <text:p>Device config</text:p>
          </table:table-cell>
          <table:table-cell table:style-name="ce2" office:value-type="string">
            <text:p>Example instance</text:p>
          </table:table-cell>
          <table:table-cell table:style-name="ce1" office:value-type="string">
            <text:p>Length</text:p>
          </table:table-cell>
          <table:table-cell table:style-name="ce2" office:value-type="string">
            <text:p>Suggested new name</text:p>
          </table:table-cell>
          <table:table-cell table:number-columns-repeated="5"/>
        </table:table-row>
        <table:table-row table:style-name="ro1">
          <table:table-cell office:value-type="string">
            <text:p>motor</text:p>
          </table:table-cell>
          <table:table-cell office:value-type="string">
            <text:p>$(SYS){$(DEV)}-Mtr</text:p>
          </table:table-cell>
          <table:table-cell/>
          <table:table-cell office:value-type="string">
            <text:p>RW</text:p>
          </table:table-cell>
          <table:table-cell/>
          <table:table-cell table:formula="of:=SUBSTITUTE(SUBSTITUTE([.$B2];&quot;$(SYS)&quot;;&quot;SR:C23-ID:G1A&quot;;1);&quot;$(DEV)&quot;;&quot;EPU:1-Ax:TU&quot;;1)" office:value-type="string" office:string-value="SR:C23-ID:G1A{EPU:1-Ax:TU}-Mtr">
            <text:p>SR:C23-ID:G1A{EPU:1-Ax:TU}-Mtr</text:p>
          </table:table-cell>
          <table:table-cell table:style-name="ce4" table:formula="of:=LEN([.F2])"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string">
            <text:p>ai</text:p>
          </table:table-cell>
          <table:table-cell office:value-type="string">
            <text:p>$(SYS){$(DEV)}Offset-RB</text:p>
          </table:table-cell>
          <table:table-cell office:value-type="string">
            <text:p>Motor offset</text:p>
          </table:table-cell>
          <table:table-cell office:value-type="string">
            <text:p>R</text:p>
          </table:table-cell>
          <table:table-cell office:value-type="string">
            <text:p>var($(OFFVAR))scale(6.25)</text:p>
          </table:table-cell>
          <table:table-cell table:formula="of:=SUBSTITUTE(SUBSTITUTE([.$B3];&quot;$(SYS)&quot;;&quot;SR:C23-ID:G1A&quot;;1);&quot;$(DEV)&quot;;&quot;EPU:1-Ax:TU&quot;;1)" office:value-type="string" office:string-value="SR:C23-ID:G1A{EPU:1-Ax:TU}Offset-RB">
            <text:p>SR:C23-ID:G1A{EPU:1-Ax:TU}Offset-RB</text:p>
          </table:table-cell>
          <table:table-cell table:style-name="ce4" table:formula="of:=LEN([.F3])" office:value-type="float" office:value="35">
            <text:p>35</text:p>
          </table:table-cell>
          <table:table-cell table:number-columns-repeated="6"/>
        </table:table-row>
        <table:table-row table:style-name="ro1">
          <table:table-cell office:value-type="string">
            <text:p>ao</text:p>
          </table:table-cell>
          <table:table-cell office:value-type="string">
            <text:p>$(SYS){$(DEV)}Offset-SP</text:p>
          </table:table-cell>
          <table:table-cell office:value-type="string">
            <text:p>Motor offset</text:p>
          </table:table-cell>
          <table:table-cell office:value-type="string">
            <text:p>W</text:p>
          </table:table-cell>
          <table:table-cell office:value-type="string">
            <text:p>var($(OFFVAR))scale(6.25)</text:p>
          </table:table-cell>
          <table:table-cell table:formula="of:=SUBSTITUTE(SUBSTITUTE([.$B4];&quot;$(SYS)&quot;;&quot;SR:C23-ID:G1A&quot;;1);&quot;$(DEV)&quot;;&quot;EPU:1-Ax:TU&quot;;1)" office:value-type="string" office:string-value="SR:C23-ID:G1A{EPU:1-Ax:TU}Offset-SP">
            <text:p>SR:C23-ID:G1A{EPU:1-Ax:TU}Offset-SP</text:p>
          </table:table-cell>
          <table:table-cell table:style-name="ce4" table:formula="of:=LEN([.F4])" office:value-type="float" office:value="35">
            <text:p>35</text:p>
          </table:table-cell>
          <table:table-cell table:number-columns-repeated="6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HKill-Sts</text:p>
          </table:table-cell>
          <table:table-cell office:value-type="string">
            <text:p>Upper kill switch status</text:p>
          </table:table-cell>
          <table:table-cell office:value-type="string">
            <text:p>R</text:p>
          </table:table-cell>
          <table:table-cell office:value-type="string">
            <text:p>var($(HKILLVAR))inv(1)</text:p>
          </table:table-cell>
          <table:table-cell table:formula="of:=SUBSTITUTE(SUBSTITUTE([.$B5];&quot;$(SYS)&quot;;&quot;SR:C23-ID:G1A&quot;;1);&quot;$(DEV)&quot;;&quot;EPU:1-Ax:TU&quot;;1)" office:value-type="string" office:string-value="SR:C23-ID:G1A{EPU:1-Ax:TU}Sw:HKill-Sts">
            <text:p>SR:C23-ID:G1A{EPU:1-Ax:TU}Sw:HKill-Sts</text:p>
          </table:table-cell>
          <table:table-cell table:style-name="ce4" table:formula="of:=LEN([.F5])" office:value-type="float" office:value="38">
            <text:p>38</text:p>
          </table:table-cell>
          <table:table-cell table:number-columns-repeated="6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LKill-Sts</text:p>
          </table:table-cell>
          <table:table-cell office:value-type="string">
            <text:p>Lower kill switch status</text:p>
          </table:table-cell>
          <table:table-cell office:value-type="string">
            <text:p>R</text:p>
          </table:table-cell>
          <table:table-cell office:value-type="string">
            <text:p>var($(LKILLVAR))inv(1)</text:p>
          </table:table-cell>
          <table:table-cell table:formula="of:=SUBSTITUTE(SUBSTITUTE([.$B6];&quot;$(SYS)&quot;;&quot;SR:C23-ID:G1A&quot;;1);&quot;$(DEV)&quot;;&quot;EPU:1-Ax:TU&quot;;1)" office:value-type="string" office:string-value="SR:C23-ID:G1A{EPU:1-Ax:TU}Sw:LKill-Sts">
            <text:p>SR:C23-ID:G1A{EPU:1-Ax:TU}Sw:LKill-Sts</text:p>
          </table:table-cell>
          <table:table-cell table:style-name="ce4" table:formula="of:=LEN([.F6])" office:value-type="float" office:value="38">
            <text:p>38</text:p>
          </table:table-cell>
          <table:table-cell table:number-columns-repeated="6"/>
        </table:table-row>
        <table:table-row table:style-name="ro1">
          <table:table-cell office:value-type="string">
            <text:p>bo</text:p>
          </table:table-cell>
          <table:table-cell office:value-type="string">
            <text:p>$(SYS){$(DEV)}ClearAmpFE-SP</text:p>
          </table:table-cell>
          <table:table-cell office:value-type="string">
            <text:p>Clear amplifier fault error</text:p>
          </table:table-cell>
          <table:table-cell office:value-type="string">
            <text:p>P</text:p>
          </table:table-cell>
          <table:table-cell office:value-type="string">
            <text:p>var($(AMPFEVAR))</text:p>
          </table:table-cell>
          <table:table-cell table:formula="of:=SUBSTITUTE(SUBSTITUTE([.$B7];&quot;$(SYS)&quot;;&quot;SR:C23-ID:G1A&quot;;1);&quot;$(DEV)&quot;;&quot;EPU:1-Ax:TU&quot;;1)" office:value-type="string" office:string-value="SR:C23-ID:G1A{EPU:1-Ax:TU}ClearAmpFE-SP">
            <text:p>SR:C23-ID:G1A{EPU:1-Ax:TU}ClearAmpFE-SP</text:p>
          </table:table-cell>
          <table:table-cell table:style-name="ce4" table:formula="of:=LEN([.F7])" office:value-type="float" office:value="39">
            <text:p>39</text:p>
          </table:table-cell>
          <table:table-cell table:number-columns-repeated="6"/>
        </table:table-row>
        <table:table-row table:style-name="ro1">
          <table:table-cell office:value-type="string">
            <text:p>transform</text:p>
          </table:table-cell>
          <table:table-cell office:value-type="string">
            <text:p>$(SYS){$(DEV)}Update-Offset</text:p>
          </table:table-cell>
          <table:table-cell/>
          <table:table-cell office:value-type="string">
            <text:p>AUX</text:p>
          </table:table-cell>
          <table:table-cell/>
          <table:table-cell table:formula="of:=SUBSTITUTE(SUBSTITUTE([.$B8];&quot;$(SYS)&quot;;&quot;SR:C23-ID:G1A&quot;;1);&quot;$(DEV)&quot;;&quot;EPU:1-Ax:TU&quot;;1)" office:value-type="string" office:string-value="SR:C23-ID:G1A{EPU:1-Ax:TU}Update-Offset">
            <text:p>SR:C23-ID:G1A{EPU:1-Ax:TU}Update-Offset</text:p>
          </table:table-cell>
          <table:table-cell table:style-name="ce4" table:formula="of:=LEN([.F8])" office:value-type="float" office:value="39">
            <text:p>39</text:p>
          </table:table-cell>
          <table:table-cell table:number-columns-repeated="6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EncTOErr-Sts</text:p>
          </table:table-cell>
          <table:table-cell office:value-type="string">
            <text:p>Encoder timeout error</text:p>
          </table:table-cell>
          <table:table-cell office:value-type="string">
            <text:p>R</text:p>
          </table:table-cell>
          <table:table-cell office:value-type="string">
            <text:p>var($(ENCPREFIX)1))</text:p>
          </table:table-cell>
          <table:table-cell table:formula="of:=SUBSTITUTE(SUBSTITUTE([.$B9];&quot;$(SYS)&quot;;&quot;SR:C23-ID:G1A&quot;;1);&quot;$(DEV)&quot;;&quot;EPU:1-Ax:TU&quot;;1)" office:value-type="string" office:string-value="SR:C23-ID:G1A{EPU:1-Ax:TU}Sw:EncTOErr-Sts">
            <text:p>SR:C23-ID:G1A{EPU:1-Ax:TU}Sw:EncTOErr-Sts</text:p>
          </table:table-cell>
          <table:table-cell table:style-name="ce4" table:formula="of:=LEN([.F9])" office:value-type="float" office:value="41">
            <text:p>41</text:p>
          </table:table-cell>
          <table:table-cell table:number-columns-repeated="6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EncCRCErr-Sts</text:p>
          </table:table-cell>
          <table:table-cell office:value-type="string">
            <text:p>Encoder CRC error</text:p>
          </table:table-cell>
          <table:table-cell office:value-type="string">
            <text:p>R</text:p>
          </table:table-cell>
          <table:table-cell office:value-type="string">
            <text:p>var($(ENCPREFIX)2)</text:p>
          </table:table-cell>
          <table:table-cell table:formula="of:=SUBSTITUTE(SUBSTITUTE([.$B10];&quot;$(SYS)&quot;;&quot;SR:C23-ID:G1A&quot;;1);&quot;$(DEV)&quot;;&quot;EPU:1-Ax:TU&quot;;1)" office:value-type="string" office:string-value="SR:C23-ID:G1A{EPU:1-Ax:TU}Sw:EncCRCErr-Sts">
            <text:p>SR:C23-ID:G1A{EPU:1-Ax:TU}Sw:EncCRCErr-Sts</text:p>
          </table:table-cell>
          <table:table-cell table:style-name="ce4" table:formula="of:=LEN([.F10])" office:value-type="float" office:value="42">
            <text:p>42</text:p>
          </table:table-cell>
          <table:table-cell table:number-columns-repeated="6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EncErr-Sts</text:p>
          </table:table-cell>
          <table:table-cell office:value-type="string">
            <text:p>Encoder error</text:p>
          </table:table-cell>
          <table:table-cell office:value-type="string">
            <text:p>R</text:p>
          </table:table-cell>
          <table:table-cell office:value-type="string">
            <text:p>var($(ENCPREFIX)3)inv(1))</text:p>
          </table:table-cell>
          <table:table-cell table:formula="of:=SUBSTITUTE(SUBSTITUTE([.$B11];&quot;$(SYS)&quot;;&quot;SR:C23-ID:G1A&quot;;1);&quot;$(DEV)&quot;;&quot;EPU:1-Ax:TU&quot;;1)" office:value-type="string" office:string-value="SR:C23-ID:G1A{EPU:1-Ax:TU}Sw:EncErr-Sts">
            <text:p>SR:C23-ID:G1A{EPU:1-Ax:TU}Sw:EncErr-Sts</text:p>
          </table:table-cell>
          <table:table-cell table:style-name="ce4" table:formula="of:=LEN([.F11])" office:value-type="float" office:value="39">
            <text:p>39</text:p>
          </table:table-cell>
          <table:table-cell table:number-columns-repeated="6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EncWarn-Sts</text:p>
          </table:table-cell>
          <table:table-cell office:value-type="string">
            <text:p>Encoder warning</text:p>
          </table:table-cell>
          <table:table-cell office:value-type="string">
            <text:p>R</text:p>
          </table:table-cell>
          <table:table-cell office:value-type="string">
            <text:p>var($(ENCPREFIX)4)inv(1)</text:p>
          </table:table-cell>
          <table:table-cell table:formula="of:=SUBSTITUTE(SUBSTITUTE([.$B12];&quot;$(SYS)&quot;;&quot;SR:C23-ID:G1A&quot;;1);&quot;$(DEV)&quot;;&quot;EPU:1-Ax:TU&quot;;1)" office:value-type="string" office:string-value="SR:C23-ID:G1A{EPU:1-Ax:TU}Sw:EncWarn-Sts">
            <text:p>SR:C23-ID:G1A{EPU:1-Ax:TU}Sw:EncWarn-Sts</text:p>
          </table:table-cell>
          <table:table-cell table:style-name="ce4" table:formula="of:=LEN([.F12])"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/>
          <table:table-cell table:number-columns-repeated="3"/>
          <table:table-cell table:formula="of:=SUBSTITUTE(SUBSTITUTE([.$B13];&quot;$(SYS)&quot;;&quot;SR:C23-ID:G1A&quot;;1);&quot;$(DEV)&quot;;&quot;EPU:1-Ax:TU&quot;;1)">
            <text:p/>
          </table:table-cell>
          <table:table-cell table:style-name="ce4"/>
          <table:table-cell table:number-columns-repeated="6"/>
        </table:table-row>
        <table:table-row table:style-name="ro1">
          <table:table-cell table:style-name="ce2" office:value-type="string">
            <text:p>Only homing motors</text:p>
          </table:table-cell>
          <table:table-cell/>
          <table:table-cell table:number-columns-repeated="3"/>
          <table:table-cell table:formula="of:=SUBSTITUTE(SUBSTITUTE([.$B14];&quot;$(SYS)&quot;;&quot;SR:C23-ID:G1A&quot;;1);&quot;$(DEV)&quot;;&quot;EPU:1-Ax:TU&quot;;1)">
            <text:p/>
          </table:table-cell>
          <table:table-cell table:style-name="ce4"/>
          <table:table-cell table:number-columns-repeated="6"/>
        </table:table-row>
        <table:table-row table:style-name="ro1">
          <table:table-cell office:value-type="string">
            <text:p>ai</text:p>
          </table:table-cell>
          <table:table-cell office:value-type="string">
            <text:p>$(SYS){$(DEV)}HomeSw-RB</text:p>
          </table:table-cell>
          <table:table-cell office:value-type="string">
            <text:p>Home switch position readback</text:p>
          </table:table-cell>
          <table:table-cell office:value-type="string">
            <text:p>R</text:p>
          </table:table-cell>
          <table:table-cell office:value-type="string">
            <text:p>var($(HOMEPOSVAR))</text:p>
          </table:table-cell>
          <table:table-cell table:formula="of:=SUBSTITUTE(SUBSTITUTE([.$B15];&quot;$(SYS)&quot;;&quot;SR:C23-ID:G1A&quot;;1);&quot;$(DEV)&quot;;&quot;EPU:1-Ax:TU&quot;;1)" office:value-type="string" office:string-value="SR:C23-ID:G1A{EPU:1-Ax:TU}HomeSw-RB">
            <text:p>SR:C23-ID:G1A{EPU:1-Ax:TU}HomeSw-RB</text:p>
          </table:table-cell>
          <table:table-cell table:style-name="ce4" table:formula="of:=LEN([.F15])" office:value-type="float" office:value="35">
            <text:p>35</text:p>
          </table:table-cell>
          <table:table-cell table:number-columns-repeated="6"/>
        </table:table-row>
        <table:table-row table:style-name="ro1">
          <table:table-cell office:value-type="string">
            <text:p>asyn</text:p>
          </table:table-cell>
          <table:table-cell office:value-type="string">
            <text:p>$(SYS){$(DEV)}Asyn:Home-Cmd</text:p>
          </table:table-cell>
          <table:table-cell office:value-type="string">
            <text:p>Home axis</text:p>
          </table:table-cell>
          <table:table-cell office:value-type="string">
            <text:p>P</text:p>
          </table:table-cell>
          <table:table-cell office:value-type="string">
            <text:p>$(HOMECMD)</text:p>
          </table:table-cell>
          <table:table-cell table:formula="of:=SUBSTITUTE(SUBSTITUTE([.$B16];&quot;$(SYS)&quot;;&quot;SR:C23-ID:G1A&quot;;1);&quot;$(DEV)&quot;;&quot;EPU:1-Ax:TU&quot;;1)" office:value-type="string" office:string-value="SR:C23-ID:G1A{EPU:1-Ax:TU}Asyn:Home-Cmd">
            <text:p>SR:C23-ID:G1A{EPU:1-Ax:TU}Asyn:Home-Cmd</text:p>
          </table:table-cell>
          <table:table-cell table:style-name="ce4" table:formula="of:=LEN([.F16])" office:value-type="float" office:value="39">
            <text:p>39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table:style-name="ce2" office:value-type="string">
            <text:p>Used instances</text:p>
          </table:table-cell>
          <table:table-cell table:style-name="ce2" table:number-columns-repeated="4"/>
        </table:table-row>
        <table:table-row table:style-name="ro1">
          <table:table-cell table:number-columns-repeated="8"/>
          <table:table-cell table:style-name="ce2" office:value-type="string">
            <text:p>OFFVAR</text:p>
          </table:table-cell>
          <table:table-cell table:style-name="ce2" office:value-type="string">
            <text:p>HKILLVAR</text:p>
          </table:table-cell>
          <table:table-cell table:style-name="ce2" office:value-type="string">
            <text:p>LKILLVAR</text:p>
          </table:table-cell>
          <table:table-cell table:style-name="ce2" office:value-type="string">
            <text:p>AMPFEVAR</text:p>
          </table:table-cell>
          <table:table-cell table:style-name="ce2" office:value-type="string">
            <text:p>ENCPREFIX</text:p>
          </table:table-cell>
        </table:table-row>
        <table:table-row table:style-name="ro1">
          <table:table-cell table:number-columns-repeated="8"/>
          <table:table-cell office:value-type="string">
            <text:p><text:s/>P1011</text:p>
          </table:table-cell>
          <table:table-cell office:value-type="string">
            <text:p><text:s/>M1</text:p>
          </table:table-cell>
          <table:table-cell office:value-type="string">
            <text:p><text:s/>M2</text:p>
          </table:table-cell>
          <table:table-cell office:value-type="string">
            <text:p><text:s/>M41</text:p>
          </table:table-cell>
          <table:table-cell office:value-type="string">
            <text:p><text:s/>M93</text:p>
          </table:table-cell>
        </table:table-row>
        <table:table-row table:style-name="ro1">
          <table:table-cell table:number-columns-repeated="8"/>
          <table:table-cell office:value-type="string">
            <text:p><text:s/>P1012</text:p>
          </table:table-cell>
          <table:table-cell office:value-type="string">
            <text:p><text:s/>M3</text:p>
          </table:table-cell>
          <table:table-cell office:value-type="string">
            <text:p><text:s/>M4</text:p>
          </table:table-cell>
          <table:table-cell office:value-type="string">
            <text:p><text:s/>M42</text:p>
          </table:table-cell>
          <table:table-cell office:value-type="string">
            <text:p><text:s/>M94</text:p>
          </table:table-cell>
        </table:table-row>
        <table:table-row table:style-name="ro1">
          <table:table-cell table:number-columns-repeated="8"/>
          <table:table-cell office:value-type="string">
            <text:p><text:s/>P1013</text:p>
          </table:table-cell>
          <table:table-cell office:value-type="string">
            <text:p><text:s/>M5</text:p>
          </table:table-cell>
          <table:table-cell office:value-type="string">
            <text:p><text:s/>M6</text:p>
          </table:table-cell>
          <table:table-cell office:value-type="string">
            <text:p><text:s/>M43</text:p>
          </table:table-cell>
          <table:table-cell office:value-type="string">
            <text:p><text:s/>M95</text:p>
          </table:table-cell>
        </table:table-row>
        <table:table-row table:style-name="ro1">
          <table:table-cell table:number-columns-repeated="8"/>
          <table:table-cell office:value-type="string">
            <text:p><text:s/>P1014</text:p>
          </table:table-cell>
          <table:table-cell office:value-type="string">
            <text:p><text:s/>M7</text:p>
          </table:table-cell>
          <table:table-cell office:value-type="string">
            <text:p><text:s/>M8</text:p>
          </table:table-cell>
          <table:table-cell office:value-type="string">
            <text:p><text:s/>M44</text:p>
          </table:table-cell>
          <table:table-cell office:value-type="string">
            <text:p><text:s/>M96</text:p>
          </table:table-cell>
        </table:table-row>
        <table:table-row table:style-name="ro1">
          <table:table-cell table:number-columns-repeated="8"/>
          <table:table-cell office:value-type="string">
            <text:p><text:s/>P1015</text:p>
          </table:table-cell>
          <table:table-cell office:value-type="string">
            <text:p><text:s/>M9</text:p>
          </table:table-cell>
          <table:table-cell office:value-type="string">
            <text:p><text:s/>M10</text:p>
          </table:table-cell>
          <table:table-cell office:value-type="string">
            <text:p><text:s/>M45</text:p>
          </table:table-cell>
          <table:table-cell office:value-type="string">
            <text:p><text:s/>M97</text:p>
          </table:table-cell>
        </table:table-row>
        <table:table-row table:style-name="ro1">
          <table:table-cell table:number-columns-repeated="8"/>
          <table:table-cell office:value-type="string">
            <text:p><text:s/>P1016</text:p>
          </table:table-cell>
          <table:table-cell office:value-type="string">
            <text:p><text:s/>M11</text:p>
          </table:table-cell>
          <table:table-cell office:value-type="string">
            <text:p>M12</text:p>
          </table:table-cell>
          <table:table-cell office:value-type="string">
            <text:p><text:s/>M46</text:p>
          </table:table-cell>
          <table:table-cell office:value-type="string">
            <text:p><text:s/>M98</text:p>
          </table:table-cell>
        </table:table-row>
        <table:table-row table:style-name="ro1">
          <table:table-cell table:number-columns-repeated="8"/>
          <table:table-cell office:value-type="string">
            <text:p><text:s/>P1017</text:p>
          </table:table-cell>
          <table:table-cell office:value-type="string">
            <text:p><text:s/>M13</text:p>
          </table:table-cell>
          <table:table-cell office:value-type="string">
            <text:p>M14</text:p>
          </table:table-cell>
          <table:table-cell office:value-type="string">
            <text:p><text:s/>M47</text:p>
          </table:table-cell>
          <table:table-cell office:value-type="string">
            <text:p><text:s/>M99</text:p>
          </table:table-cell>
        </table:table-row>
        <table:table-row table:style-name="ro1">
          <table:table-cell table:number-columns-repeated="8"/>
          <table:table-cell office:value-type="string">
            <text:p><text:s/>P1018</text:p>
          </table:table-cell>
          <table:table-cell office:value-type="string">
            <text:p><text:s/>M16</text:p>
          </table:table-cell>
          <table:table-cell office:value-type="string">
            <text:p>M16</text:p>
          </table:table-cell>
          <table:table-cell office:value-type="string">
            <text:p><text:s/>M48</text:p>
          </table:table-cell>
          <table:table-cell office:value-type="string">
            <text:p><text:s/>M10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2" office:value-type="string">
            <text:p>HOMEPOSVAR</text:p>
          </table:table-cell>
          <table:table-cell table:style-name="ce2" office:value-type="string">
            <text:p>HOMECMD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<text:s/>P1041</text:p>
          </table:table-cell>
          <table:table-cell office:value-type="string">
            <text:p><text:s/>P1055=1 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<text:s/>P1042</text:p>
          </table:table-cell>
          <table:table-cell office:value-type="string">
            <text:p><text:s/>P1055=2 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<text:s/>P1043</text:p>
          </table:table-cell>
          <table:table-cell office:value-type="string">
            <text:p><text:s/>P1055=3 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<text:s/>P1044</text:p>
          </table:table-cell>
          <table:table-cell office:value-type="string">
            <text:p><text:s/>P1055=4 </text:p>
          </table:table-cell>
          <table:table-cell table:number-columns-repeated="3"/>
        </table:table-row>
      </table:table>
      <table:table table:name="interlock" table:style-name="ta1" table:print="false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"/>
        <table:table-column table:style-name="co6" table:default-cell-style-name="Default"/>
        <table:table-row table:style-name="ro1">
          <table:table-cell table:style-name="ce1" office:value-type="string">
            <text:p>Record type</text:p>
          </table:table-cell>
          <table:table-cell table:style-name="ce1" office:value-type="string">
            <text:p>Original name (please don't edit)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se</text:p>
          </table:table-cell>
          <table:table-cell table:style-name="ce2" office:value-type="string">
            <text:p>Device config</text:p>
          </table:table-cell>
          <table:table-cell table:style-name="ce2" office:value-type="string">
            <text:p>Example instance</text:p>
          </table:table-cell>
          <table:table-cell table:style-name="ce1" office:value-type="string">
            <text:p>Length</text:p>
          </table:table-cell>
          <table:table-cell table:style-name="ce2" office:value-type="string">
            <text:p>Suggested new name</text:p>
          </table:table-cell>
        </table:table-row>
        <table:table-row table:style-name="ro1">
          <table:table-cell office:value-type="string">
            <text:p>seq</text:p>
          </table:table-cell>
          <table:table-cell office:value-type="string">
            <text:p>$(SYS){$(DEV)}-CancelMovement</text:p>
          </table:table-cell>
          <table:table-cell/>
          <table:table-cell office:value-type="string">
            <text:p>AUX</text:p>
          </table:table-cell>
          <table:table-cell/>
          <table:table-cell table:formula="of:=SUBSTITUTE(SUBSTITUTE([.$B2];&quot;$(SYS)&quot;;&quot;SR:C23-ID:G1A&quot;;1);&quot;$(DEV)&quot;;&quot;EPU:1&quot;;1)" office:value-type="string" office:string-value="SR:C23-ID:G1A{EPU:1}-CancelMovement">
            <text:p>SR:C23-ID:G1A{EPU:1}-CancelMovement</text:p>
          </table:table-cell>
          <table:table-cell table:formula="of:=LEN([.F2])"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sel</text:p>
          </table:table-cell>
          <table:table-cell office:value-type="string">
            <text:p>$(SYS){$(DEV)}-MoveForbidden</text:p>
          </table:table-cell>
          <table:table-cell office:value-type="string">
            <text:p>Global movement-allowed check</text:p>
          </table:table-cell>
          <table:table-cell office:value-type="string">
            <text:p>AUX</text:p>
          </table:table-cell>
          <table:table-cell/>
          <table:table-cell table:formula="of:=SUBSTITUTE(SUBSTITUTE([.$B3];&quot;$(SYS)&quot;;&quot;SR:C23-ID:G1A&quot;;1);&quot;$(DEV)&quot;;&quot;EPU:1&quot;;1)" office:value-type="string" office:string-value="SR:C23-ID:G1A{EPU:1}-MoveForbidden">
            <text:p>SR:C23-ID:G1A{EPU:1}-MoveForbidden</text:p>
          </table:table-cell>
          <table:table-cell table:formula="of:=LEN([.F3])"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bo</text:p>
          </table:table-cell>
          <table:table-cell office:value-type="string">
            <text:p>$(SYS){$(DEV)}Cmd:StopAll-SP</text:p>
          </table:table-cell>
          <table:table-cell office:value-type="string">
            <text:p>StopAll command</text:p>
          </table:table-cell>
          <table:table-cell office:value-type="string">
            <text:p>W</text:p>
          </table:table-cell>
          <table:table-cell/>
          <table:table-cell table:formula="of:=SUBSTITUTE(SUBSTITUTE([.$B4];&quot;$(SYS)&quot;;&quot;SR:C23-ID:G1A&quot;;1);&quot;$(DEV)&quot;;&quot;EPU:1&quot;;1)" office:value-type="string" office:string-value="SR:C23-ID:G1A{EPU:1}Cmd:StopAll-SP">
            <text:p>SR:C23-ID:G1A{EPU:1}Cmd:StopAll-SP</text:p>
          </table:table-cell>
          <table:table-cell table:formula="of:=LEN([.F4])"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seq</text:p>
          </table:table-cell>
          <table:table-cell office:value-type="string">
            <text:p>$(SYS){$(DEV)}-SeqStopAll1</text:p>
          </table:table-cell>
          <table:table-cell/>
          <table:table-cell office:value-type="string">
            <text:p>AUX</text:p>
          </table:table-cell>
          <table:table-cell/>
          <table:table-cell table:formula="of:=SUBSTITUTE(SUBSTITUTE([.$B5];&quot;$(SYS)&quot;;&quot;SR:C23-ID:G1A&quot;;1);&quot;$(DEV)&quot;;&quot;EPU:1&quot;;1)" office:value-type="string" office:string-value="SR:C23-ID:G1A{EPU:1}-SeqStopAll1">
            <text:p>SR:C23-ID:G1A{EPU:1}-SeqStopAll1</text:p>
          </table:table-cell>
          <table:table-cell table:formula="of:=LEN([.F5])"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fanout</text:p>
          </table:table-cell>
          <table:table-cell office:value-type="string">
            <text:p>$(SYS){$(DEV)}-Fanout:Cmd:StopAll</text:p>
          </table:table-cell>
          <table:table-cell/>
          <table:table-cell office:value-type="string">
            <text:p>AUX</text:p>
          </table:table-cell>
          <table:table-cell/>
          <table:table-cell table:formula="of:=SUBSTITUTE(SUBSTITUTE([.$B6];&quot;$(SYS)&quot;;&quot;SR:C23-ID:G1A&quot;;1);&quot;$(DEV)&quot;;&quot;EPU:1&quot;;1)" office:value-type="string" office:string-value="SR:C23-ID:G1A{EPU:1}-Fanout:Cmd:StopAll">
            <text:p>SR:C23-ID:G1A{EPU:1}-Fanout:Cmd:StopAll</text:p>
          </table:table-cell>
          <table:table-cell table:formula="of:=LEN([.F6])"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seq</text:p>
          </table:table-cell>
          <table:table-cell office:value-type="string">
            <text:p>$(SYS){$(DEV)}-SeqStopAll2</text:p>
          </table:table-cell>
          <table:table-cell/>
          <table:table-cell office:value-type="string">
            <text:p>AUX</text:p>
          </table:table-cell>
          <table:table-cell/>
          <table:table-cell table:formula="of:=SUBSTITUTE(SUBSTITUTE([.$B7];&quot;$(SYS)&quot;;&quot;SR:C23-ID:G1A&quot;;1);&quot;$(DEV)&quot;;&quot;EPU:1&quot;;1)" office:value-type="string" office:string-value="SR:C23-ID:G1A{EPU:1}-SeqStopAll2">
            <text:p>SR:C23-ID:G1A{EPU:1}-SeqStopAll2</text:p>
          </table:table-cell>
          <table:table-cell table:formula="of:=LEN([.F7])"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calcout</text:p>
          </table:table-cell>
          <table:table-cell office:value-type="string">
            <text:p>$(SYS){$(DEV)}-BoCancelMovement</text:p>
          </table:table-cell>
          <table:table-cell/>
          <table:table-cell office:value-type="string">
            <text:p>AUX</text:p>
          </table:table-cell>
          <table:table-cell/>
          <table:table-cell table:formula="of:=SUBSTITUTE(SUBSTITUTE([.$B8];&quot;$(SYS)&quot;;&quot;SR:C23-ID:G1A&quot;;1);&quot;$(DEV)&quot;;&quot;EPU:1&quot;;1)" office:value-type="string" office:string-value="SR:C23-ID:G1A{EPU:1}-BoCancelMovement">
            <text:p>SR:C23-ID:G1A{EPU:1}-BoCancelMovement</text:p>
          </table:table-cell>
          <table:table-cell table:formula="of:=LEN([.F8])"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Cmd:StopAll-Sts</text:p>
          </table:table-cell>
          <table:table-cell office:value-type="string">
            <text:p>StopAll command readback</text:p>
          </table:table-cell>
          <table:table-cell office:value-type="string">
            <text:p>R</text:p>
          </table:table-cell>
          <table:table-cell office:value-type="string">
            <text:p>var(P300)</text:p>
          </table:table-cell>
          <table:table-cell table:formula="of:=SUBSTITUTE(SUBSTITUTE([.$B9];&quot;$(SYS)&quot;;&quot;SR:C23-ID:G1A&quot;;1);&quot;$(DEV)&quot;;&quot;EPU:1&quot;;1)" office:value-type="string" office:string-value="SR:C23-ID:G1A{EPU:1}Cmd:StopAll-Sts">
            <text:p>SR:C23-ID:G1A{EPU:1}Cmd:StopAll-Sts</text:p>
          </table:table-cell>
          <table:table-cell table:formula="of:=LEN([.F9])"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bo</text:p>
          </table:table-cell>
          <table:table-cell office:value-type="string">
            <text:p>$(SYS){$(DEV)}-BoCancelMovement2</text:p>
          </table:table-cell>
          <table:table-cell/>
          <table:table-cell office:value-type="string">
            <text:p>AUX</text:p>
          </table:table-cell>
          <table:table-cell/>
          <table:table-cell table:formula="of:=SUBSTITUTE(SUBSTITUTE([.$B10];&quot;$(SYS)&quot;;&quot;SR:C23-ID:G1A&quot;;1);&quot;$(DEV)&quot;;&quot;EPU:1&quot;;1)" office:value-type="string" office:string-value="SR:C23-ID:G1A{EPU:1}-BoCancelMovement2">
            <text:p>SR:C23-ID:G1A{EPU:1}-BoCancelMovement2</text:p>
          </table:table-cell>
          <table:table-cell table:formula="of:=LEN([.F10])"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sel</text:p>
          </table:table-cell>
          <table:table-cell office:value-type="string">
            <text:p>$(SYS){$(DEV)}-IsMotorMoving</text:p>
          </table:table-cell>
          <table:table-cell office:value-type="string">
            <text:p>Check if any motor is moving</text:p>
          </table:table-cell>
          <table:table-cell office:value-type="string">
            <text:p>AUX</text:p>
          </table:table-cell>
          <table:table-cell/>
          <table:table-cell table:formula="of:=SUBSTITUTE(SUBSTITUTE([.$B11];&quot;$(SYS)&quot;;&quot;SR:C23-ID:G1A&quot;;1);&quot;$(DEV)&quot;;&quot;EPU:1&quot;;1)" office:value-type="string" office:string-value="SR:C23-ID:G1A{EPU:1}-IsMotorMoving">
            <text:p>SR:C23-ID:G1A{EPU:1}-IsMotorMoving</text:p>
          </table:table-cell>
          <table:table-cell table:formula="of:=LEN([.F11])"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sel</text:p>
          </table:table-cell>
          <table:table-cell office:value-type="string">
            <text:p>$(SYS){$(DEV)}-CalcCancelMovement</text:p>
          </table:table-cell>
          <table:table-cell office:value-type="string">
            <text:p>Check for need to cancel movement</text:p>
          </table:table-cell>
          <table:table-cell office:value-type="string">
            <text:p>AUX</text:p>
          </table:table-cell>
          <table:table-cell/>
          <table:table-cell table:formula="of:=SUBSTITUTE(SUBSTITUTE([.$B12];&quot;$(SYS)&quot;;&quot;SR:C23-ID:G1A&quot;;1);&quot;$(DEV)&quot;;&quot;EPU:1&quot;;1)" office:value-type="string" office:string-value="SR:C23-ID:G1A{EPU:1}-CalcCancelMovement">
            <text:p>SR:C23-ID:G1A{EPU:1}-CalcCancelMovement</text:p>
          </table:table-cell>
          <table:table-cell table:formula="of:=LEN([.F12])"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dfanout</text:p>
          </table:table-cell>
          <table:table-cell office:value-type="string">
            <text:p>$(SYS){$(DEV)}-DisableMtrs</text:p>
          </table:table-cell>
          <table:table-cell office:value-type="string">
            <text:p>Disables all motors</text:p>
          </table:table-cell>
          <table:table-cell office:value-type="string">
            <text:p>AUX</text:p>
          </table:table-cell>
          <table:table-cell/>
          <table:table-cell table:formula="of:=SUBSTITUTE(SUBSTITUTE([.$B13];&quot;$(SYS)&quot;;&quot;SR:C23-ID:G1A&quot;;1);&quot;$(DEV)&quot;;&quot;EPU:1&quot;;1)" office:value-type="string" office:string-value="SR:C23-ID:G1A{EPU:1}-DisableMtrs">
            <text:p>SR:C23-ID:G1A{EPU:1}-DisableMtrs</text:p>
          </table:table-cell>
          <table:table-cell table:formula="of:=LEN([.F13])"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dfanout</text:p>
          </table:table-cell>
          <table:table-cell office:value-type="string">
            <text:p>$(SYS){$(DEV)}-DisableMtrs2</text:p>
          </table:table-cell>
          <table:table-cell office:value-type="string">
            <text:p>Disables all motors</text:p>
          </table:table-cell>
          <table:table-cell office:value-type="string">
            <text:p>AUX</text:p>
          </table:table-cell>
          <table:table-cell/>
          <table:table-cell table:formula="of:=SUBSTITUTE(SUBSTITUTE([.$B14];&quot;$(SYS)&quot;;&quot;SR:C23-ID:G1A&quot;;1);&quot;$(DEV)&quot;;&quot;EPU:1&quot;;1)" office:value-type="string" office:string-value="SR:C23-ID:G1A{EPU:1}-DisableMtrs2">
            <text:p>SR:C23-ID:G1A{EPU:1}-DisableMtrs2</text:p>
          </table:table-cell>
          <table:table-cell table:formula="of:=LEN([.F14])" office:value-type="float" office:value="33">
            <text:p>33</text:p>
          </table:table-cell>
          <table:table-cell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ILock-Sts</text:p>
          </table:table-cell>
          <table:table-cell office:value-type="string">
            <text:p>Interlock status</text:p>
          </table:table-cell>
          <table:table-cell office:value-type="string">
            <text:p>R</text:p>
          </table:table-cell>
          <table:table-cell office:value-type="string">
            <text:p>var(M20)inv(1)</text:p>
          </table:table-cell>
          <table:table-cell table:formula="of:=SUBSTITUTE(SUBSTITUTE([.$B15];&quot;$(SYS)&quot;;&quot;SR:C23-ID:G1A&quot;;1);&quot;$(DEV)&quot;;&quot;EPU:1&quot;;1)" office:value-type="string" office:string-value="SR:C23-ID:G1A{EPU:1}Sw:ILock-Sts">
            <text:p>SR:C23-ID:G1A{EPU:1}Sw:ILock-Sts</text:p>
          </table:table-cell>
          <table:table-cell table:formula="of:=LEN([.F15])"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KeyOver-Sts</text:p>
          </table:table-cell>
          <table:table-cell office:value-type="string">
            <text:p>Query key override status</text:p>
          </table:table-cell>
          <table:table-cell office:value-type="string">
            <text:p>R</text:p>
          </table:table-cell>
          <table:table-cell office:value-type="string">
            <text:p>var(M23)</text:p>
          </table:table-cell>
          <table:table-cell table:formula="of:=SUBSTITUTE(SUBSTITUTE([.$B16];&quot;$(SYS)&quot;;&quot;SR:C23-ID:G1A&quot;;1);&quot;$(DEV)&quot;;&quot;EPU:1&quot;;1)" office:value-type="string" office:string-value="SR:C23-ID:G1A{EPU:1}Sw:KeyOver-Sts">
            <text:p>SR:C23-ID:G1A{EPU:1}Sw:KeyOver-Sts</text:p>
          </table:table-cell>
          <table:table-cell table:formula="of:=LEN([.F16])"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EffILock-Sts</text:p>
          </table:table-cell>
          <table:table-cell office:value-type="string">
            <text:p>Effective interlock status</text:p>
          </table:table-cell>
          <table:table-cell office:value-type="string">
            <text:p>R</text:p>
          </table:table-cell>
          <table:table-cell office:value-type="string">
            <text:p>var(M22)inv(1)</text:p>
          </table:table-cell>
          <table:table-cell table:formula="of:=SUBSTITUTE(SUBSTITUTE([.$B17];&quot;$(SYS)&quot;;&quot;SR:C23-ID:G1A&quot;;1);&quot;$(DEV)&quot;;&quot;EPU:1&quot;;1)" office:value-type="string" office:string-value="SR:C23-ID:G1A{EPU:1}Sw:EffILock-Sts">
            <text:p>SR:C23-ID:G1A{EPU:1}Sw:EffILock-Sts</text:p>
          </table:table-cell>
          <table:table-cell table:formula="of:=LEN([.F17])"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OpenGap-Sts</text:p>
          </table:table-cell>
          <table:table-cell office:value-type="string">
            <text:p>Over-temperature open gap</text:p>
          </table:table-cell>
          <table:table-cell office:value-type="string">
            <text:p>R</text:p>
          </table:table-cell>
          <table:table-cell office:value-type="string">
            <text:p>var(M17)</text:p>
          </table:table-cell>
          <table:table-cell table:formula="of:=SUBSTITUTE(SUBSTITUTE([.$B18];&quot;$(SYS)&quot;;&quot;SR:C23-ID:G1A&quot;;1);&quot;$(DEV)&quot;;&quot;EPU:1&quot;;1)" office:value-type="string" office:string-value="SR:C23-ID:G1A{EPU:1}Sw:OpenGap-Sts">
            <text:p>SR:C23-ID:G1A{EPU:1}Sw:OpenGap-Sts</text:p>
          </table:table-cell>
          <table:table-cell table:formula="of:=LEN([.F18])"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OpenGapEff-Sts</text:p>
          </table:table-cell>
          <table:table-cell office:value-type="string">
            <text:p>Effective over-temperature open gap</text:p>
          </table:table-cell>
          <table:table-cell office:value-type="string">
            <text:p>R</text:p>
          </table:table-cell>
          <table:table-cell office:value-type="string">
            <text:p>var(P411)</text:p>
          </table:table-cell>
          <table:table-cell table:formula="of:=SUBSTITUTE(SUBSTITUTE([.$B19];&quot;$(SYS)&quot;;&quot;SR:C23-ID:G1A&quot;;1);&quot;$(DEV)&quot;;&quot;EPU:1&quot;;1)" office:value-type="string" office:string-value="SR:C23-ID:G1A{EPU:1}Sw:OpenGapEff-Sts">
            <text:p>SR:C23-ID:G1A{EPU:1}Sw:OpenGapEff-Sts</text:p>
          </table:table-cell>
          <table:table-cell table:formula="of:=LEN([.F19])" office:value-type="float" office:value="37">
            <text:p>37</text:p>
          </table:table-cell>
          <table:table-cell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StopAll-Sts</text:p>
          </table:table-cell>
          <table:table-cell office:value-type="string">
            <text:p>Stop all status</text:p>
          </table:table-cell>
          <table:table-cell office:value-type="string">
            <text:p>R</text:p>
          </table:table-cell>
          <table:table-cell office:value-type="string">
            <text:p>var(P301)</text:p>
          </table:table-cell>
          <table:table-cell table:formula="of:=SUBSTITUTE(SUBSTITUTE([.$B20];&quot;$(SYS)&quot;;&quot;SR:C23-ID:G1A&quot;;1);&quot;$(DEV)&quot;;&quot;EPU:1&quot;;1)" office:value-type="string" office:string-value="SR:C23-ID:G1A{EPU:1}Sw:StopAll-Sts">
            <text:p>SR:C23-ID:G1A{EPU:1}Sw:StopAll-Sts</text:p>
          </table:table-cell>
          <table:table-cell table:formula="of:=LEN([.F20])"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LimitsDisabled-Sts</text:p>
          </table:table-cell>
          <table:table-cell office:value-type="string">
            <text:p>Soft.Limits disabled status</text:p>
          </table:table-cell>
          <table:table-cell office:value-type="string">
            <text:p>R</text:p>
          </table:table-cell>
          <table:table-cell office:value-type="string">
            <text:p>var(P222)</text:p>
          </table:table-cell>
          <table:table-cell table:formula="of:=SUBSTITUTE(SUBSTITUTE([.$B21];&quot;$(SYS)&quot;;&quot;SR:C23-ID:G1A&quot;;1);&quot;$(DEV)&quot;;&quot;EPU:1&quot;;1)" office:value-type="string" office:string-value="SR:C23-ID:G1A{EPU:1}Sw:LimitsDisabled-Sts">
            <text:p>SR:C23-ID:G1A{EPU:1}Sw:LimitsDisabled-Sts</text:p>
          </table:table-cell>
          <table:table-cell table:formula="of:=LEN([.F21])"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EStop-Sts</text:p>
          </table:table-cell>
          <table:table-cell office:value-type="string">
            <text:p>Emergency stop status</text:p>
          </table:table-cell>
          <table:table-cell office:value-type="string">
            <text:p>R</text:p>
          </table:table-cell>
          <table:table-cell office:value-type="string">
            <text:p>var(M22)inv(1)</text:p>
          </table:table-cell>
          <table:table-cell table:formula="of:=SUBSTITUTE(SUBSTITUTE([.$B22];&quot;$(SYS)&quot;;&quot;SR:C23-ID:G1A&quot;;1);&quot;$(DEV)&quot;;&quot;EPU:1&quot;;1)" office:value-type="string" office:string-value="SR:C23-ID:G1A{EPU:1}Sw:EStop-Sts">
            <text:p>SR:C23-ID:G1A{EPU:1}Sw:EStop-Sts</text:p>
          </table:table-cell>
          <table:table-cell table:formula="of:=LEN([.F22])"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bo</text:p>
          </table:table-cell>
          <table:table-cell office:value-type="string">
            <text:p>$(SYS){$(DEV)}Cmd:StopAll</text:p>
          </table:table-cell>
          <table:table-cell office:value-type="string">
            <text:p>Request StopAll </text:p>
          </table:table-cell>
          <table:table-cell office:value-type="string">
            <text:p>W</text:p>
          </table:table-cell>
          <table:table-cell office:value-type="string">
            <text:p>var(P300)</text:p>
          </table:table-cell>
          <table:table-cell table:formula="of:=SUBSTITUTE(SUBSTITUTE([.$B23];&quot;$(SYS)&quot;;&quot;SR:C23-ID:G1A&quot;;1);&quot;$(DEV)&quot;;&quot;EPU:1&quot;;1)" office:value-type="string" office:string-value="SR:C23-ID:G1A{EPU:1}Cmd:StopAll">
            <text:p>SR:C23-ID:G1A{EPU:1}Cmd:StopAll</text:p>
          </table:table-cell>
          <table:table-cell table:formula="of:=LEN([.F23])"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Cmd:DisableLimits-Sts</text:p>
          </table:table-cell>
          <table:table-cell office:value-type="string">
            <text:p>Disable soft. limits command</text:p>
          </table:table-cell>
          <table:table-cell office:value-type="string">
            <text:p>R</text:p>
          </table:table-cell>
          <table:table-cell office:value-type="string">
            <text:p>var(P221)</text:p>
          </table:table-cell>
          <table:table-cell table:formula="of:=SUBSTITUTE(SUBSTITUTE([.$B24];&quot;$(SYS)&quot;;&quot;SR:C23-ID:G1A&quot;;1);&quot;$(DEV)&quot;;&quot;EPU:1&quot;;1)" office:value-type="string" office:string-value="SR:C23-ID:G1A{EPU:1}Cmd:DisableLimits-Sts">
            <text:p>SR:C23-ID:G1A{EPU:1}Cmd:DisableLimits-Sts</text:p>
          </table:table-cell>
          <table:table-cell table:formula="of:=LEN([.F24])"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bo</text:p>
          </table:table-cell>
          <table:table-cell office:value-type="string">
            <text:p>$(SYS){$(DEV)}Cmd:DisableLimits-SP</text:p>
          </table:table-cell>
          <table:table-cell office:value-type="string">
            <text:p>Disable soft. limits command</text:p>
          </table:table-cell>
          <table:table-cell office:value-type="string">
            <text:p>W</text:p>
          </table:table-cell>
          <table:table-cell office:value-type="string">
            <text:p>var(P221)</text:p>
          </table:table-cell>
          <table:table-cell table:formula="of:=SUBSTITUTE(SUBSTITUTE([.$B25];&quot;$(SYS)&quot;;&quot;SR:C23-ID:G1A&quot;;1);&quot;$(DEV)&quot;;&quot;EPU:1&quot;;1)" office:value-type="string" office:string-value="SR:C23-ID:G1A{EPU:1}Cmd:DisableLimits-SP">
            <text:p>SR:C23-ID:G1A{EPU:1}Cmd:DisableLimits-SP</text:p>
          </table:table-cell>
          <table:table-cell table:formula="of:=LEN([.F25])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asyn</text:p>
          </table:table-cell>
          <table:table-cell office:value-type="string">
            <text:p>$(SYS){$(DEV)}Asyn:SavePMAC-Cmd</text:p>
          </table:table-cell>
          <table:table-cell office:value-type="string">
            <text:p>Save PMAC parameters</text:p>
          </table:table-cell>
          <table:table-cell office:value-type="string">
            <text:p>P</text:p>
          </table:table-cell>
          <table:table-cell office:value-type="string">
            <text:p>P1024=1</text:p>
          </table:table-cell>
          <table:table-cell table:formula="of:=SUBSTITUTE(SUBSTITUTE([.$B26];&quot;$(SYS)&quot;;&quot;SR:C23-ID:G1A&quot;;1);&quot;$(DEV)&quot;;&quot;EPU:1&quot;;1)" office:value-type="string" office:string-value="SR:C23-ID:G1A{EPU:1}Asyn:SavePMAC-Cmd">
            <text:p>SR:C23-ID:G1A{EPU:1}Asyn:SavePMAC-Cmd</text:p>
          </table:table-cell>
          <table:table-cell table:formula="of:=LEN([.F26])" office:value-type="float" office:value="37">
            <text:p>37</text:p>
          </table:table-cell>
          <table:table-cell/>
        </table:table-row>
      </table:table>
      <table:table table:name="gap" table:style-name="ta1" table:print="false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ce6"/>
        <table:table-column table:style-name="co6" table:default-cell-style-name="Default"/>
        <table:table-row table:style-name="ro1">
          <table:table-cell table:style-name="ce1" office:value-type="string">
            <text:p>Record type</text:p>
          </table:table-cell>
          <table:table-cell table:style-name="ce1" office:value-type="string">
            <text:p>Original name (please don't edit)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se</text:p>
          </table:table-cell>
          <table:table-cell table:style-name="ce2" office:value-type="string">
            <text:p>Device config</text:p>
          </table:table-cell>
          <table:table-cell table:style-name="ce2" office:value-type="string">
            <text:p>Example instance</text:p>
          </table:table-cell>
          <table:table-cell table:style-name="ce1" office:value-type="string">
            <text:p>Length</text:p>
          </table:table-cell>
          <table:table-cell table:style-name="ce2" office:value-type="string">
            <text:p>Suggested new name</text:p>
          </table:table-cell>
        </table:table-row>
        <table:table-row table:style-name="ro1">
          <table:table-cell office:value-type="string">
            <text:p>motor</text:p>
          </table:table-cell>
          <table:table-cell office:value-type="string">
            <text:p>$(SYS){$(DEV)}-Mtr</text:p>
          </table:table-cell>
          <table:table-cell office:value-type="string">
            <text:p>Gap virtual motor</text:p>
          </table:table-cell>
          <table:table-cell table:number-columns-repeated="2"/>
          <table:table-cell table:formula="of:=SUBSTITUTE(SUBSTITUTE([.$B2];&quot;$(SYS)&quot;;&quot;SR:C23-ID:G1A&quot;;1);&quot;$(DEV)&quot;;&quot;EPU:1-Ax:Gap&quot;;1)" office:value-type="string" office:string-value="SR:C23-ID:G1A{EPU:1-Ax:Gap}-Mtr">
            <text:p>SR:C23-ID:G1A{EPU:1-Ax:Gap}-Mtr</text:p>
          </table:table-cell>
          <table:table-cell table:formula="of:=LEN([.F2])"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ai</text:p>
          </table:table-cell>
          <table:table-cell office:value-type="string">
            <text:p>$(SYS){$(DEV)}Offset-RB</text:p>
          </table:table-cell>
          <table:table-cell office:value-type="string">
            <text:p>Measured gap center offset</text:p>
          </table:table-cell>
          <table:table-cell office:value-type="string">
            <text:p>R</text:p>
          </table:table-cell>
          <table:table-cell office:value-type="string">
            <text:p>@asyn(PMAC_REG_PORT)var(P208))scale(6.25)</text:p>
          </table:table-cell>
          <table:table-cell table:formula="of:=SUBSTITUTE(SUBSTITUTE([.$B3];&quot;$(SYS)&quot;;&quot;SR:C23-ID:G1A&quot;;1);&quot;$(DEV)&quot;;&quot;EPU:1-Ax:Gap&quot;;1)" office:value-type="string" office:string-value="SR:C23-ID:G1A{EPU:1-Ax:Gap}Offset-RB">
            <text:p>SR:C23-ID:G1A{EPU:1-Ax:Gap}Offset-RB</text:p>
          </table:table-cell>
          <table:table-cell table:formula="of:=LEN([.F3])"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ai</text:p>
          </table:table-cell>
          <table:table-cell office:value-type="string">
            <text:p>$(SYS){$(DEV)}Taper-RB</text:p>
          </table:table-cell>
          <table:table-cell office:value-type="string">
            <text:p>Measured gap taper</text:p>
          </table:table-cell>
          <table:table-cell office:value-type="string">
            <text:p>R</text:p>
          </table:table-cell>
          <table:table-cell office:value-type="string">
            <text:p>@asyn(PMAC_REG_PORT)var(P209)scale(6.25)</text:p>
          </table:table-cell>
          <table:table-cell table:formula="of:=SUBSTITUTE(SUBSTITUTE([.$B4];&quot;$(SYS)&quot;;&quot;SR:C23-ID:G1A&quot;;1);&quot;$(DEV)&quot;;&quot;EPU:1-Ax:Gap&quot;;1)" office:value-type="string" office:string-value="SR:C23-ID:G1A{EPU:1-Ax:Gap}Taper-RB">
            <text:p>SR:C23-ID:G1A{EPU:1-Ax:Gap}Taper-RB</text:p>
          </table:table-cell>
          <table:table-cell table:formula="of:=LEN([.F4])"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ai</text:p>
          </table:table-cell>
          <table:table-cell office:value-type="string">
            <text:p>$(SYS){$(DEV)}MaxGap-RB</text:p>
          </table:table-cell>
          <table:table-cell office:value-type="string">
            <text:p>Maximum Gap</text:p>
          </table:table-cell>
          <table:table-cell office:value-type="string">
            <text:p>R</text:p>
          </table:table-cell>
          <table:table-cell office:value-type="string">
            <text:p>@asyn(PMAC_REG_PORT)var(P1031)scale(6.25)</text:p>
          </table:table-cell>
          <table:table-cell table:formula="of:=SUBSTITUTE(SUBSTITUTE([.$B5];&quot;$(SYS)&quot;;&quot;SR:C23-ID:G1A&quot;;1);&quot;$(DEV)&quot;;&quot;EPU:1-Ax:Gap&quot;;1)" office:value-type="string" office:string-value="SR:C23-ID:G1A{EPU:1-Ax:Gap}MaxGap-RB">
            <text:p>SR:C23-ID:G1A{EPU:1-Ax:Gap}MaxGap-RB</text:p>
          </table:table-cell>
          <table:table-cell table:formula="of:=LEN([.F5])"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ao</text:p>
          </table:table-cell>
          <table:table-cell office:value-type="string">
            <text:p>$(SYS){$(DEV)}MaxGap-SP</text:p>
          </table:table-cell>
          <table:table-cell office:value-type="string">
            <text:p>Maximum Gap</text:p>
          </table:table-cell>
          <table:table-cell office:value-type="string">
            <text:p>W</text:p>
          </table:table-cell>
          <table:table-cell office:value-type="string">
            <text:p>@asyn(PMAC_REG_PORT)var(P1031)scale(6.25)</text:p>
          </table:table-cell>
          <table:table-cell table:formula="of:=SUBSTITUTE(SUBSTITUTE([.$B6];&quot;$(SYS)&quot;;&quot;SR:C23-ID:G1A&quot;;1);&quot;$(DEV)&quot;;&quot;EPU:1-Ax:Gap&quot;;1)" office:value-type="string" office:string-value="SR:C23-ID:G1A{EPU:1-Ax:Gap}MaxGap-SP">
            <text:p>SR:C23-ID:G1A{EPU:1-Ax:Gap}MaxGap-SP</text:p>
          </table:table-cell>
          <table:table-cell table:formula="of:=LEN([.F6])"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transform</text:p>
          </table:table-cell>
          <table:table-cell office:value-type="string">
            <text:p>$(SYS){$(DEV)}MaxGap-Pass</text:p>
          </table:table-cell>
          <table:table-cell/>
          <table:table-cell office:value-type="string">
            <text:p>AUX</text:p>
          </table:table-cell>
          <table:table-cell/>
          <table:table-cell table:formula="of:=SUBSTITUTE(SUBSTITUTE([.$B7];&quot;$(SYS)&quot;;&quot;SR:C23-ID:G1A&quot;;1);&quot;$(DEV)&quot;;&quot;EPU:1-Ax:Gap&quot;;1)" office:value-type="string" office:string-value="SR:C23-ID:G1A{EPU:1-Ax:Gap}MaxGap-Pass">
            <text:p>SR:C23-ID:G1A{EPU:1-Ax:Gap}MaxGap-Pass</text:p>
          </table:table-cell>
          <table:table-cell table:formula="of:=LEN([.F7])"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ai</text:p>
          </table:table-cell>
          <table:table-cell office:value-type="string">
            <text:p>$(SYS){$(DEV)}MinGap-RB</text:p>
          </table:table-cell>
          <table:table-cell office:value-type="string">
            <text:p>Minimum Gap</text:p>
          </table:table-cell>
          <table:table-cell office:value-type="string">
            <text:p>R</text:p>
          </table:table-cell>
          <table:table-cell office:value-type="string">
            <text:p>@asyn(PMAC_REG_PORT)var(P1031)scale(6.25)</text:p>
          </table:table-cell>
          <table:table-cell table:formula="of:=SUBSTITUTE(SUBSTITUTE([.$B8];&quot;$(SYS)&quot;;&quot;SR:C23-ID:G1A&quot;;1);&quot;$(DEV)&quot;;&quot;EPU:1-Ax:Gap&quot;;1)" office:value-type="string" office:string-value="SR:C23-ID:G1A{EPU:1-Ax:Gap}MinGap-RB">
            <text:p>SR:C23-ID:G1A{EPU:1-Ax:Gap}MinGap-RB</text:p>
          </table:table-cell>
          <table:table-cell table:formula="of:=LEN([.F8])"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ao</text:p>
          </table:table-cell>
          <table:table-cell office:value-type="string">
            <text:p>$(SYS){$(DEV)}MinGap-SP</text:p>
          </table:table-cell>
          <table:table-cell office:value-type="string">
            <text:p>Minimum Gap</text:p>
          </table:table-cell>
          <table:table-cell office:value-type="string">
            <text:p>W</text:p>
          </table:table-cell>
          <table:table-cell office:value-type="string">
            <text:p>@asyn(PMAC_REG_PORT)var(P1032)scale(6.25)</text:p>
          </table:table-cell>
          <table:table-cell table:formula="of:=SUBSTITUTE(SUBSTITUTE([.$B9];&quot;$(SYS)&quot;;&quot;SR:C23-ID:G1A&quot;;1);&quot;$(DEV)&quot;;&quot;EPU:1-Ax:Gap&quot;;1)" office:value-type="string" office:string-value="SR:C23-ID:G1A{EPU:1-Ax:Gap}MinGap-SP">
            <text:p>SR:C23-ID:G1A{EPU:1-Ax:Gap}MinGap-SP</text:p>
          </table:table-cell>
          <table:table-cell table:formula="of:=LEN([.F9])"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transform</text:p>
          </table:table-cell>
          <table:table-cell office:value-type="string">
            <text:p>$(SYS){$(DEV)}MinGap-Pass</text:p>
          </table:table-cell>
          <table:table-cell/>
          <table:table-cell office:value-type="string">
            <text:p>AUX</text:p>
          </table:table-cell>
          <table:table-cell/>
          <table:table-cell table:formula="of:=SUBSTITUTE(SUBSTITUTE([.$B10];&quot;$(SYS)&quot;;&quot;SR:C23-ID:G1A&quot;;1);&quot;$(DEV)&quot;;&quot;EPU:1-Ax:Gap&quot;;1)" office:value-type="string" office:string-value="SR:C23-ID:G1A{EPU:1-Ax:Gap}MinGap-Pass">
            <text:p>SR:C23-ID:G1A{EPU:1-Ax:Gap}MinGap-Pass</text:p>
          </table:table-cell>
          <table:table-cell table:formula="of:=LEN([.F10])"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ai</text:p>
          </table:table-cell>
          <table:table-cell office:value-type="string">
            <text:p>$(SYS){$(DEV)}ReqCenter-RB</text:p>
          </table:table-cell>
          <table:table-cell office:value-type="string">
            <text:p>Requested Operator Offset</text:p>
          </table:table-cell>
          <table:table-cell office:value-type="string">
            <text:p>R</text:p>
          </table:table-cell>
          <table:table-cell office:value-type="string">
            <text:p>@asyn(PMAC_REG_PORT)var(P206)scale(6.25)</text:p>
          </table:table-cell>
          <table:table-cell table:formula="of:=SUBSTITUTE(SUBSTITUTE([.$B11];&quot;$(SYS)&quot;;&quot;SR:C23-ID:G1A&quot;;1);&quot;$(DEV)&quot;;&quot;EPU:1-Ax:Gap&quot;;1)" office:value-type="string" office:string-value="SR:C23-ID:G1A{EPU:1-Ax:Gap}ReqCenter-RB">
            <text:p>SR:C23-ID:G1A{EPU:1-Ax:Gap}ReqCenter-RB</text:p>
          </table:table-cell>
          <table:table-cell table:formula="of:=LEN([.F11])"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ao</text:p>
          </table:table-cell>
          <table:table-cell office:value-type="string">
            <text:p>$(SYS){$(DEV)}ReqCenter-SP</text:p>
          </table:table-cell>
          <table:table-cell office:value-type="string">
            <text:p>Requested Operator Offset</text:p>
          </table:table-cell>
          <table:table-cell office:value-type="string">
            <text:p>W</text:p>
          </table:table-cell>
          <table:table-cell office:value-type="string">
            <text:p>@asyn(PMAC_REG_PORT)var(P206)scale(6.25)</text:p>
          </table:table-cell>
          <table:table-cell table:formula="of:=SUBSTITUTE(SUBSTITUTE([.$B12];&quot;$(SYS)&quot;;&quot;SR:C23-ID:G1A&quot;;1);&quot;$(DEV)&quot;;&quot;EPU:1-Ax:Gap&quot;;1)" office:value-type="string" office:string-value="SR:C23-ID:G1A{EPU:1-Ax:Gap}ReqCenter-SP">
            <text:p>SR:C23-ID:G1A{EPU:1-Ax:Gap}ReqCenter-SP</text:p>
          </table:table-cell>
          <table:table-cell table:formula="of:=LEN([.F12])"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ai</text:p>
          </table:table-cell>
          <table:table-cell office:value-type="string">
            <text:p>$(SYS){$(DEV)}ReqTaper-RB</text:p>
          </table:table-cell>
          <table:table-cell office:value-type="string">
            <text:p>Requested Operator Taper</text:p>
          </table:table-cell>
          <table:table-cell office:value-type="string">
            <text:p>R</text:p>
          </table:table-cell>
          <table:table-cell office:value-type="string">
            <text:p>@asyn(PMAC_REG_PORT)var(P207)scale(6.25)</text:p>
          </table:table-cell>
          <table:table-cell table:formula="of:=SUBSTITUTE(SUBSTITUTE([.$B13];&quot;$(SYS)&quot;;&quot;SR:C23-ID:G1A&quot;;1);&quot;$(DEV)&quot;;&quot;EPU:1-Ax:Gap&quot;;1)" office:value-type="string" office:string-value="SR:C23-ID:G1A{EPU:1-Ax:Gap}ReqTaper-RB">
            <text:p>SR:C23-ID:G1A{EPU:1-Ax:Gap}ReqTaper-RB</text:p>
          </table:table-cell>
          <table:table-cell table:formula="of:=LEN([.F13])"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ao</text:p>
          </table:table-cell>
          <table:table-cell office:value-type="string">
            <text:p>$(SYS){$(DEV)}ReqTaper-SP</text:p>
          </table:table-cell>
          <table:table-cell office:value-type="string">
            <text:p>Requested Operator Taper</text:p>
          </table:table-cell>
          <table:table-cell office:value-type="string">
            <text:p>W</text:p>
          </table:table-cell>
          <table:table-cell office:value-type="string">
            <text:p>@asyn(PMAC_REG_PORT)var(P207)scale(6.25)</text:p>
          </table:table-cell>
          <table:table-cell table:formula="of:=SUBSTITUTE(SUBSTITUTE([.$B14];&quot;$(SYS)&quot;;&quot;SR:C23-ID:G1A&quot;;1);&quot;$(DEV)&quot;;&quot;EPU:1-Ax:Gap&quot;;1)" office:value-type="string" office:string-value="SR:C23-ID:G1A{EPU:1-Ax:Gap}ReqTaper-SP">
            <text:p>SR:C23-ID:G1A{EPU:1-Ax:Gap}ReqTaper-SP</text:p>
          </table:table-cell>
          <table:table-cell table:formula="of:=LEN([.F14])"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ai</text:p>
          </table:table-cell>
          <table:table-cell office:value-type="string">
            <text:p>$(SYS){$(DEV)}RefGap-RB</text:p>
          </table:table-cell>
          <table:table-cell office:value-type="string">
            <text:p>Gap reference</text:p>
          </table:table-cell>
          <table:table-cell office:value-type="string">
            <text:p>R</text:p>
          </table:table-cell>
          <table:table-cell office:value-type="string">
            <text:p>@asyn(PMAC_REG_PORT)var(P1021)scale(6.25)</text:p>
          </table:table-cell>
          <table:table-cell table:formula="of:=SUBSTITUTE(SUBSTITUTE([.$B15];&quot;$(SYS)&quot;;&quot;SR:C23-ID:G1A&quot;;1);&quot;$(DEV)&quot;;&quot;EPU:1-Ax:Gap&quot;;1)" office:value-type="string" office:string-value="SR:C23-ID:G1A{EPU:1-Ax:Gap}RefGap-RB">
            <text:p>SR:C23-ID:G1A{EPU:1-Ax:Gap}RefGap-RB</text:p>
          </table:table-cell>
          <table:table-cell table:formula="of:=LEN([.F15])"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ao</text:p>
          </table:table-cell>
          <table:table-cell office:value-type="string">
            <text:p>$(SYS){$(DEV)}RefGap-SP</text:p>
          </table:table-cell>
          <table:table-cell office:value-type="string">
            <text:p>Gap reference</text:p>
          </table:table-cell>
          <table:table-cell office:value-type="string">
            <text:p>W</text:p>
          </table:table-cell>
          <table:table-cell office:value-type="string">
            <text:p>@asyn(PMAC_REG_PORT)var(P1021)scale(6.25)</text:p>
          </table:table-cell>
          <table:table-cell table:formula="of:=SUBSTITUTE(SUBSTITUTE([.$B16];&quot;$(SYS)&quot;;&quot;SR:C23-ID:G1A&quot;;1);&quot;$(DEV)&quot;;&quot;EPU:1-Ax:Gap&quot;;1)" office:value-type="string" office:string-value="SR:C23-ID:G1A{EPU:1-Ax:Gap}RefGap-SP">
            <text:p>SR:C23-ID:G1A{EPU:1-Ax:Gap}RefGap-SP</text:p>
          </table:table-cell>
          <table:table-cell table:formula="of:=LEN([.F16])"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ai</text:p>
          </table:table-cell>
          <table:table-cell office:value-type="string">
            <text:p>$(SYS){$(DEV)}RefOffset-RB</text:p>
          </table:table-cell>
          <table:table-cell office:value-type="string">
            <text:p>Phase offset reference</text:p>
          </table:table-cell>
          <table:table-cell office:value-type="string">
            <text:p>R</text:p>
          </table:table-cell>
          <table:table-cell office:value-type="string">
            <text:p>@asyn(PMAC_REG_PORT)var(P1022)scale(6.25)</text:p>
          </table:table-cell>
          <table:table-cell table:formula="of:=SUBSTITUTE(SUBSTITUTE([.$B17];&quot;$(SYS)&quot;;&quot;SR:C23-ID:G1A&quot;;1);&quot;$(DEV)&quot;;&quot;EPU:1-Ax:Gap&quot;;1)" office:value-type="string" office:string-value="SR:C23-ID:G1A{EPU:1-Ax:Gap}RefOffset-RB">
            <text:p>SR:C23-ID:G1A{EPU:1-Ax:Gap}RefOffset-RB</text:p>
          </table:table-cell>
          <table:table-cell table:formula="of:=LEN([.F17])"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ao</text:p>
          </table:table-cell>
          <table:table-cell office:value-type="string">
            <text:p>$(SYS){$(DEV)}RefOffset-SP</text:p>
          </table:table-cell>
          <table:table-cell office:value-type="string">
            <text:p>Phase offset reference</text:p>
          </table:table-cell>
          <table:table-cell office:value-type="string">
            <text:p>W</text:p>
          </table:table-cell>
          <table:table-cell office:value-type="string">
            <text:p>@asyn(PMAC_REG_PORT)var(P1022)scale(6.25)</text:p>
          </table:table-cell>
          <table:table-cell table:formula="of:=SUBSTITUTE(SUBSTITUTE([.$B18];&quot;$(SYS)&quot;;&quot;SR:C23-ID:G1A&quot;;1);&quot;$(DEV)&quot;;&quot;EPU:1-Ax:Gap&quot;;1)" office:value-type="string" office:string-value="SR:C23-ID:G1A{EPU:1-Ax:Gap}RefOffset-SP">
            <text:p>SR:C23-ID:G1A{EPU:1-Ax:Gap}RefOffset-SP</text:p>
          </table:table-cell>
          <table:table-cell table:formula="of:=LEN([.F18])"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asyn</text:p>
          </table:table-cell>
          <table:table-cell office:value-type="string">
            <text:p>$(SYS){$(DEV)}Asyn:RefGap-Cmd</text:p>
          </table:table-cell>
          <table:table-cell office:value-type="string">
            <text:p>Set gap to reference</text:p>
          </table:table-cell>
          <table:table-cell office:value-type="string">
            <text:p>P</text:p>
          </table:table-cell>
          <table:table-cell office:value-type="string">
            <text:p>P1023=1</text:p>
          </table:table-cell>
          <table:table-cell table:formula="of:=SUBSTITUTE(SUBSTITUTE([.$B19];&quot;$(SYS)&quot;;&quot;SR:C23-ID:G1A&quot;;1);&quot;$(DEV)&quot;;&quot;EPU:1-Ax:Gap&quot;;1)" office:value-type="string" office:string-value="SR:C23-ID:G1A{EPU:1-Ax:Gap}Asyn:RefGap-Cmd">
            <text:p>SR:C23-ID:G1A{EPU:1-Ax:Gap}Asyn:RefGap-Cmd</text:p>
          </table:table-cell>
          <table:table-cell table:formula="of:=LEN([.F19])" office:value-type="float" office:value="42">
            <text:p>42</text:p>
          </table:table-cell>
          <table:table-cell/>
        </table:table-row>
        <table:table-row table:style-name="ro1">
          <table:table-cell office:value-type="string">
            <text:p>asyn</text:p>
          </table:table-cell>
          <table:table-cell office:value-type="string">
            <text:p>$(SYS){$(DEV)}Asyn:RefPhase-Cmd</text:p>
          </table:table-cell>
          <table:table-cell office:value-type="string">
            <text:p>Set Phase to zero reference</text:p>
          </table:table-cell>
          <table:table-cell office:value-type="string">
            <text:p>P</text:p>
          </table:table-cell>
          <table:table-cell office:value-type="string">
            <text:p>P1024=1</text:p>
          </table:table-cell>
          <table:table-cell table:formula="of:=SUBSTITUTE(SUBSTITUTE([.$B20];&quot;$(SYS)&quot;;&quot;SR:C23-ID:G1A&quot;;1);&quot;$(DEV)&quot;;&quot;EPU:1-Ax:Gap&quot;;1)" office:value-type="string" office:string-value="SR:C23-ID:G1A{EPU:1-Ax:Gap}Asyn:RefPhase-Cmd">
            <text:p>SR:C23-ID:G1A{EPU:1-Ax:Gap}Asyn:RefPhase-Cmd</text:p>
          </table:table-cell>
          <table:table-cell table:formula="of:=LEN([.F20])" office:value-type="float" office:value="44">
            <text:p>44</text:p>
          </table:table-cell>
          <table:table-cell/>
        </table:table-row>
        <table:table-row table:style-name="ro1">
          <table:table-cell/>
          <table:table-cell/>
          <table:table-cell table:number-columns-repeated="3"/>
          <table:table-cell table:formula="of:=SUBSTITUTE(SUBSTITUTE([.$B21];&quot;$(SYS)&quot;;&quot;SR:C23-ID:G1A&quot;;1);&quot;$(DEV)&quot;;&quot;EPU:1-Ax:Gap&quot;;1)">
            <text:p/>
          </table:table-cell>
          <table:table-cell table:number-columns-repeated="2"/>
        </table:table-row>
        <table:table-row table:style-name="ro1">
          <table:table-cell/>
          <table:table-cell/>
          <table:table-cell table:number-columns-repeated="3"/>
          <table:table-cell table:formula="of:=SUBSTITUTE(SUBSTITUTE([.$B22];&quot;$(SYS)&quot;;&quot;SR:C23-ID:G1A&quot;;1);&quot;$(DEV)&quot;;&quot;EPU:1-Ax:Gap&quot;;1)">
            <text:p/>
          </table:table-cell>
          <table:table-cell table:number-columns-repeated="2"/>
        </table:table-row>
        <table:table-row table:style-name="ro1">
          <table:table-cell/>
          <table:table-cell/>
          <table:table-cell table:number-columns-repeated="3"/>
          <table:table-cell table:formula="of:=SUBSTITUTE(SUBSTITUTE([.$B23];&quot;$(SYS)&quot;;&quot;SR:C23-ID:G1A&quot;;1);&quot;$(DEV)&quot;;&quot;EPU:1-Ax:Gap&quot;;1)">
            <text:p/>
          </table:table-cell>
          <table:table-cell table:number-columns-repeated="2"/>
        </table:table-row>
      </table:table>
      <table:table table:name="phase" table:style-name="ta1" table:print="false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7" table:default-cell-style-name="ce7"/>
        <table:table-column table:style-name="co6" table:default-cell-style-name="Default"/>
        <table:table-row table:style-name="ro1">
          <table:table-cell table:style-name="ce1" office:value-type="string">
            <text:p>Record type</text:p>
          </table:table-cell>
          <table:table-cell table:style-name="ce1" office:value-type="string">
            <text:p>Original name (please don't edit)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se</text:p>
          </table:table-cell>
          <table:table-cell table:style-name="ce2" office:value-type="string">
            <text:p>Device config</text:p>
          </table:table-cell>
          <table:table-cell table:style-name="ce2" office:value-type="string">
            <text:p>Example instance</text:p>
          </table:table-cell>
          <table:table-cell table:style-name="ce1" office:value-type="string">
            <text:p>Length</text:p>
          </table:table-cell>
          <table:table-cell table:style-name="ce2" office:value-type="string">
            <text:p>Suggested new name</text:p>
          </table:table-cell>
        </table:table-row>
        <table:table-row table:style-name="ro1">
          <table:table-cell office:value-type="string">
            <text:p>mbbo</text:p>
          </table:table-cell>
          <table:table-cell office:value-type="string">
            <text:p>$(SYS){$(DEV)}Phs:Mode-SP</text:p>
          </table:table-cell>
          <table:table-cell office:value-type="string">
            <text:p>Phase mode setpoint</text:p>
          </table:table-cell>
          <table:table-cell office:value-type="string">
            <text:p>W</text:p>
          </table:table-cell>
          <table:table-cell office:value-type="string">
            <text:p>var(P401)</text:p>
          </table:table-cell>
          <table:table-cell table:formula="of:=SUBSTITUTE(SUBSTITUTE([.$B2];&quot;$(SYS)&quot;;&quot;SR:C23-ID:G1A&quot;;1);&quot;$(DEV)&quot;;&quot;EPU:1-Ax:Phase&quot;;1)" office:value-type="string" office:string-value="SR:C23-ID:G1A{EPU:1-Ax:Phase}Phs:Mode-SP">
            <text:p>SR:C23-ID:G1A{EPU:1-Ax:Phase}Phs:Mode-SP</text:p>
          </table:table-cell>
          <table:table-cell table:formula="of:=LEN([.F2])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mbbi</text:p>
          </table:table-cell>
          <table:table-cell office:value-type="string">
            <text:p>$(SYS){$(DEV)}Phs:Mode-RB</text:p>
          </table:table-cell>
          <table:table-cell office:value-type="string">
            <text:p>Phase mode readback</text:p>
          </table:table-cell>
          <table:table-cell office:value-type="string">
            <text:p>R</text:p>
          </table:table-cell>
          <table:table-cell office:value-type="string">
            <text:p>var(P402)</text:p>
          </table:table-cell>
          <table:table-cell table:formula="of:=SUBSTITUTE(SUBSTITUTE([.$B3];&quot;$(SYS)&quot;;&quot;SR:C23-ID:G1A&quot;;1);&quot;$(DEV)&quot;;&quot;EPU:1-Ax:Gap&quot;;1)" office:value-type="string" office:string-value="SR:C23-ID:G1A{EPU:1-Ax:Gap}Phs:Mode-RB">
            <text:p>SR:C23-ID:G1A{EPU:1-Ax:Gap}Phs:Mode-RB</text:p>
          </table:table-cell>
          <table:table-cell table:formula="of:=LEN([.F3])" office:value-type="float" office:value="38">
            <text:p>38</text:p>
          </table:table-cell>
          <table:table-cell/>
        </table:table-row>
        <table:table-row table:style-name="ro1">
          <table:table-cell office:value-type="string">
            <text:p>motor</text:p>
          </table:table-cell>
          <table:table-cell office:value-type="string">
            <text:p>$(SYS){$(DEV)}-Mtr</text:p>
          </table:table-cell>
          <table:table-cell office:value-type="string">
            <text:p>Phase virtual motor</text:p>
          </table:table-cell>
          <table:table-cell office:value-type="string">
            <text:p>RW</text:p>
          </table:table-cell>
          <table:table-cell/>
          <table:table-cell table:formula="of:=SUBSTITUTE(SUBSTITUTE([.$B4];&quot;$(SYS)&quot;;&quot;SR:C23-ID:G1A&quot;;1);&quot;$(DEV)&quot;;&quot;EPU:1-Ax:Gap&quot;;1)" office:value-type="string" office:string-value="SR:C23-ID:G1A{EPU:1-Ax:Gap}-Mtr">
            <text:p>SR:C23-ID:G1A{EPU:1-Ax:Gap}-Mtr</text:p>
          </table:table-cell>
          <table:table-cell table:formula="of:=LEN([.F4])" office:value-type="float" office:value="31">
            <text:p>31</text:p>
          </table:table-cell>
          <table:table-cell/>
        </table:table-row>
        <table:table-row table:style-name="ro1">
          <table:table-cell office:value-type="string">
            <text:p>ai</text:p>
          </table:table-cell>
          <table:table-cell office:value-type="string">
            <text:p>$(SYS){$(DEV)}MaxEngPhase-RB</text:p>
          </table:table-cell>
          <table:table-cell office:value-type="string">
            <text:p>Maximum Eng. Phase</text:p>
          </table:table-cell>
          <table:table-cell office:value-type="string">
            <text:p>R</text:p>
          </table:table-cell>
          <table:table-cell office:value-type="string">
            <text:p>var(P1033)scale(6.25)</text:p>
          </table:table-cell>
          <table:table-cell table:formula="of:=SUBSTITUTE(SUBSTITUTE([.$B5];&quot;$(SYS)&quot;;&quot;SR:C23-ID:G1A&quot;;1);&quot;$(DEV)&quot;;&quot;EPU:1-Ax:Gap&quot;;1)" office:value-type="string" office:string-value="SR:C23-ID:G1A{EPU:1-Ax:Gap}MaxEngPhase-RB">
            <text:p>SR:C23-ID:G1A{EPU:1-Ax:Gap}MaxEngPhase-RB</text:p>
          </table:table-cell>
          <table:table-cell table:formula="of:=LEN([.F5])"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ao</text:p>
          </table:table-cell>
          <table:table-cell office:value-type="string">
            <text:p>$(SYS){$(DEV)}MaxEngPhase-SP</text:p>
          </table:table-cell>
          <table:table-cell office:value-type="string">
            <text:p>Maximum Eng. Phase</text:p>
          </table:table-cell>
          <table:table-cell office:value-type="string">
            <text:p>W</text:p>
          </table:table-cell>
          <table:table-cell office:value-type="string">
            <text:p>var(P1033)scale(6.25)</text:p>
          </table:table-cell>
          <table:table-cell table:formula="of:=SUBSTITUTE(SUBSTITUTE([.$B6];&quot;$(SYS)&quot;;&quot;SR:C23-ID:G1A&quot;;1);&quot;$(DEV)&quot;;&quot;EPU:1-Ax:Gap&quot;;1)" office:value-type="string" office:string-value="SR:C23-ID:G1A{EPU:1-Ax:Gap}MaxEngPhase-SP">
            <text:p>SR:C23-ID:G1A{EPU:1-Ax:Gap}MaxEngPhase-SP</text:p>
          </table:table-cell>
          <table:table-cell table:formula="of:=LEN([.F6])"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ai</text:p>
          </table:table-cell>
          <table:table-cell office:value-type="string">
            <text:p>$(SYS){$(DEV)}MaxOpPhase-RB</text:p>
          </table:table-cell>
          <table:table-cell office:value-type="string">
            <text:p>Maximum Op. Phase</text:p>
          </table:table-cell>
          <table:table-cell office:value-type="string">
            <text:p>R</text:p>
          </table:table-cell>
          <table:table-cell office:value-type="string">
            <text:p>var(P1034)scale(6.25)</text:p>
          </table:table-cell>
          <table:table-cell table:formula="of:=SUBSTITUTE(SUBSTITUTE([.$B7];&quot;$(SYS)&quot;;&quot;SR:C23-ID:G1A&quot;;1);&quot;$(DEV)&quot;;&quot;EPU:1-Ax:Gap&quot;;1)" office:value-type="string" office:string-value="SR:C23-ID:G1A{EPU:1-Ax:Gap}MaxOpPhase-RB">
            <text:p>SR:C23-ID:G1A{EPU:1-Ax:Gap}MaxOpPhase-RB</text:p>
          </table:table-cell>
          <table:table-cell table:formula="of:=LEN([.F7])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ao</text:p>
          </table:table-cell>
          <table:table-cell office:value-type="string">
            <text:p>$(SYS){$(DEV)}MaxOpPhase-SP</text:p>
          </table:table-cell>
          <table:table-cell office:value-type="string">
            <text:p>Maximum Op. Phase</text:p>
          </table:table-cell>
          <table:table-cell office:value-type="string">
            <text:p>W</text:p>
          </table:table-cell>
          <table:table-cell office:value-type="string">
            <text:p>var(P1034)scale(6.25)</text:p>
          </table:table-cell>
          <table:table-cell table:formula="of:=SUBSTITUTE(SUBSTITUTE([.$B8];&quot;$(SYS)&quot;;&quot;SR:C23-ID:G1A&quot;;1);&quot;$(DEV)&quot;;&quot;EPU:1-Ax:Gap&quot;;1)" office:value-type="string" office:string-value="SR:C23-ID:G1A{EPU:1-Ax:Gap}MaxOpPhase-SP">
            <text:p>SR:C23-ID:G1A{EPU:1-Ax:Gap}MaxOpPhase-SP</text:p>
          </table:table-cell>
          <table:table-cell table:formula="of:=LEN([.F8])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transform</text:p>
          </table:table-cell>
          <table:table-cell office:value-type="string">
            <text:p>$(SYS){$(DEV)}-Trans-Limits</text:p>
          </table:table-cell>
          <table:table-cell/>
          <table:table-cell office:value-type="string">
            <text:p>AUX</text:p>
          </table:table-cell>
          <table:table-cell/>
          <table:table-cell table:formula="of:=SUBSTITUTE(SUBSTITUTE([.$B9];&quot;$(SYS)&quot;;&quot;SR:C23-ID:G1A&quot;;1);&quot;$(DEV)&quot;;&quot;EPU:1-Ax:Gap&quot;;1)" office:value-type="string" office:string-value="SR:C23-ID:G1A{EPU:1-Ax:Gap}-Trans-Limits">
            <text:p>SR:C23-ID:G1A{EPU:1-Ax:Gap}-Trans-Limits</text:p>
          </table:table-cell>
          <table:table-cell table:formula="of:=LEN([.F9])" office:value-type="float" office:value="40">
            <text:p>40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irderAxis" table:style-name="ta1" table:print="false"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17" table:default-cell-style-name="ce8"/>
        <table:table-column table:style-name="co6" table:default-cell-style-name="Default"/>
        <table:table-column table:style-name="co1" table:default-cell-style-name="Default"/>
        <table:table-column table:style-name="co29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Record type</text:p>
          </table:table-cell>
          <table:table-cell table:style-name="ce1" office:value-type="string">
            <text:p>Original name (please don't edit)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se</text:p>
          </table:table-cell>
          <table:table-cell table:style-name="ce2" office:value-type="string">
            <text:p>Device config</text:p>
          </table:table-cell>
          <table:table-cell table:style-name="ce2" office:value-type="string">
            <text:p>Example instance</text:p>
          </table:table-cell>
          <table:table-cell table:style-name="ce1" office:value-type="string">
            <text:p>Length</text:p>
          </table:table-cell>
          <table:table-cell table:style-name="ce2" office:value-type="string">
            <text:p>Suggested new name</text:p>
          </table:table-cell>
          <table:table-cell table:number-columns-repeated="4"/>
        </table:table-row>
        <table:table-row table:style-name="ro1">
          <table:table-cell office:value-type="string">
            <text:p>mbbi</text:p>
          </table:table-cell>
          <table:table-cell office:value-type="string">
            <text:p>$(SYS){$(DEV)}Sw:Axis-Sts</text:p>
          </table:table-cell>
          <table:table-cell office:value-type="string">
            <text:p>Girder axis state</text:p>
          </table:table-cell>
          <table:table-cell office:value-type="string">
            <text:p>R</text:p>
          </table:table-cell>
          <table:table-cell office:value-type="string">
            <text:p>var($(PMACVARRB)</text:p>
          </table:table-cell>
          <table:table-cell table:formula="of:=SUBSTITUTE(SUBSTITUTE([.$B2];&quot;$(SYS)&quot;;&quot;SR:C23-ID:G1A&quot;;1);&quot;$(DEV)&quot;;&quot;EPU:1-Ax:T&quot;;1)" office:value-type="string" office:string-value="SR:C23-ID:G1A{EPU:1-Ax:T}Sw:Axis-Sts">
            <text:p>SR:C23-ID:G1A{EPU:1-Ax:T}Sw:Axis-Sts</text:p>
          </table:table-cell>
          <table:table-cell table:formula="of:=LEN([.F2])"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mbbo</text:p>
          </table:table-cell>
          <table:table-cell office:value-type="string">
            <text:p>$(SYS){$(DEV)}Sw:Axis-Cmd</text:p>
          </table:table-cell>
          <table:table-cell office:value-type="string">
            <text:p>Girder axis required state</text:p>
          </table:table-cell>
          <table:table-cell office:value-type="string">
            <text:p>W</text:p>
          </table:table-cell>
          <table:table-cell office:value-type="string">
            <text:p>var($(PMACVARSP))</text:p>
          </table:table-cell>
          <table:table-cell table:formula="of:=SUBSTITUTE(SUBSTITUTE([.$B3];&quot;$(SYS)&quot;;&quot;SR:C23-ID:G1A&quot;;1);&quot;$(DEV)&quot;;&quot;EPU:1-Ax:T&quot;;1)" office:value-type="string" office:string-value="SR:C23-ID:G1A{EPU:1-Ax:T}Sw:Axis-Cmd">
            <text:p>SR:C23-ID:G1A{EPU:1-Ax:T}Sw:Axis-Cmd</text:p>
          </table:table-cell>
          <table:table-cell table:formula="of:=LEN([.F3])"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calc</text:p>
          </table:table-cell>
          <table:table-cell office:value-type="string">
            <text:p>$(SYS){$(DEV)}-Taper-Calc</text:p>
          </table:table-cell>
          <table:table-cell office:value-type="string">
            <text:p>Calculates taper</text:p>
          </table:table-cell>
          <table:table-cell office:value-type="string">
            <text:p>AUX</text:p>
          </table:table-cell>
          <table:table-cell/>
          <table:table-cell table:formula="of:=SUBSTITUTE(SUBSTITUTE([.$B4];&quot;$(SYS)&quot;;&quot;SR:C23-ID:G1A&quot;;1);&quot;$(DEV)&quot;;&quot;EPU:1-Ax:T&quot;;1)" office:value-type="string" office:string-value="SR:C23-ID:G1A{EPU:1-Ax:T}-Taper-Calc">
            <text:p>SR:C23-ID:G1A{EPU:1-Ax:T}-Taper-Calc</text:p>
          </table:table-cell>
          <table:table-cell table:formula="of:=LEN([.F4])"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string">
            <text:p>bi</text:p>
          </table:table-cell>
          <table:table-cell office:value-type="string">
            <text:p>$(SYS){$(DEV)}Sw:Tilt-Sts</text:p>
          </table:table-cell>
          <table:table-cell office:value-type="string">
            <text:p>Girder tilt status</text:p>
          </table:table-cell>
          <table:table-cell office:value-type="string">
            <text:p>R</text:p>
          </table:table-cell>
          <table:table-cell office:value-type="string">
            <text:p>var($(TILTVAR))inv(1)</text:p>
          </table:table-cell>
          <table:table-cell table:formula="of:=SUBSTITUTE(SUBSTITUTE([.$B5];&quot;$(SYS)&quot;;&quot;SR:C23-ID:G1A&quot;;1);&quot;$(DEV)&quot;;&quot;EPU:1-Ax:T&quot;;1)" office:value-type="string" office:string-value="SR:C23-ID:G1A{EPU:1-Ax:T}Sw:Tilt-Sts">
            <text:p>SR:C23-ID:G1A{EPU:1-Ax:T}Sw:Tilt-Sts</text:p>
          </table:table-cell>
          <table:table-cell table:formula="of:=LEN([.F5])" office:value-type="float" office:value="36">
            <text:p>36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8"/>
          <table:table-cell table:style-name="ce2" office:value-type="string">
            <text:p><text:s/>AXIS</text:p>
          </table:table-cell>
          <table:table-cell table:style-name="ce2" office:value-type="string">
            <text:p><text:s/>PMACVARSP</text:p>
          </table:table-cell>
          <table:table-cell table:style-name="ce2" office:value-type="string">
            <text:p><text:s/>PMACVARRB</text:p>
          </table:table-cell>
          <table:table-cell table:style-name="ce2" office:value-type="string">
            <text:p><text:s/>TILTVAR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string">
            <text:p><text:s/>T</text:p>
          </table:table-cell>
          <table:table-cell office:value-type="string">
            <text:p><text:s/>P201</text:p>
          </table:table-cell>
          <table:table-cell office:value-type="string">
            <text:p><text:s/>P202</text:p>
          </table:table-cell>
          <table:table-cell office:value-type="string">
            <text:p><text:s/>M18</text:p>
          </table:table-cell>
        </table:table-row>
        <table:table-row table:style-name="ro1">
          <table:table-cell table:number-columns-repeated="6"/>
          <table:table-cell table:style-name="Default"/>
          <table:table-cell/>
          <table:table-cell office:value-type="string">
            <text:p><text:s/>B</text:p>
          </table:table-cell>
          <table:table-cell office:value-type="string">
            <text:p><text:s/>P203</text:p>
          </table:table-cell>
          <table:table-cell office:value-type="string">
            <text:p><text:s/>P204</text:p>
          </table:table-cell>
          <table:table-cell office:value-type="string">
            <text:p><text:s/>M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1">09/21/2012</text:date>, <text:time>02:3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9-21T02:30:08</dc:date>
    <meta:generator>OpenOffice.org/3.2$Linux OpenOffice.org_project/320m19$Build-9505</meta:generator>
    <dc:creator>Ivo List</dc:creator>
    <meta:editing-duration>PT00H56M52S</meta:editing-duration>
    <meta:editing-cycles>6</meta:editing-cycles>
    <meta:document-statistic meta:table-count="6" meta:cell-count="1060" meta:object-count="0"/>
  </office:meta>
</office:document-meta>
</file>